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2.776cm"/>
    </style:style>
    <style:style style:name="co30" style:family="table-column">
      <style:table-column-properties fo:break-before="auto" style:column-width="2.94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3.685cm"/>
    </style:style>
    <style:style style:name="co33" style:family="table-column">
      <style:table-column-properties fo:break-before="auto" style:column-width="2.669cm"/>
    </style:style>
    <style:style style:name="co34" style:family="table-column">
      <style:table-column-properties fo:break-before="auto" style:column-width="2.58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ackground-color="#cccccc"/>
      <style:text-properties fo:color="#000000"/>
    </style:style>
    <style:style style:name="ce3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4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0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2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53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ole-draw-aspect="1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,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,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,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,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,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,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,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,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,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,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,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,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,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,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,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,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,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,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,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,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,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,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,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,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,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9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0" office:value-type="string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0" office:value-type="string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string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0" office:value-type="string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string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0" office:value-type="string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0" office:value-type="string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string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string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0" office:value-type="string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string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string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0" office:value-type="string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0" office:value-type="string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0" office:value-type="string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string">
            <text:p>9.9289E-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string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0" office:value-type="string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0" office:value-type="string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string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0" office:value-type="string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string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11" office:value-type="string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,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,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,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,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,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,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,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,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,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,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,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,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,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,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,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,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,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,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,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,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10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10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10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10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10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10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10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10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10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10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0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11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10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10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10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10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10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10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10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10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10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10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10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10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10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11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249">
            <text:p>249,00</text:p>
          </table:table-cell>
          <table:table-cell table:style-name="ce23" table:formula="of:=([.E3]+[.E31]+[.E59])/3" office:value-type="float" office:value="1847.66666666667">
            <text:p>1847,67</text:p>
          </table:table-cell>
          <table:table-cell table:style-name="ce10" table:formula="of:=([.F3]+[.F31]+[.F59])/3" office:value-type="float" office:value="0.274145769">
            <text:p>0,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50.3333333333333">
            <text:p>50,33</text:p>
          </table:table-cell>
          <table:table-cell table:style-name="ce23" table:formula="of:=([.E4]+[.E32]+[.E60])/3" office:value-type="float" office:value="510.666666666667">
            <text:p>510,67</text:p>
          </table:table-cell>
          <table:table-cell table:style-name="ce10" table:formula="of:=([.F4]+[.F32]+[.F60])/3" office:value-type="float" office:value="0.0135222786666667">
            <text:p>0,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480">
            <text:p>480,00</text:p>
          </table:table-cell>
          <table:table-cell table:style-name="ce10" table:formula="of:=([.F5]+[.F33]+[.F61])/3" office:value-type="float" office:value="0.004492322">
            <text:p>0,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5.6666666666667">
            <text:p>25,67</text:p>
          </table:table-cell>
          <table:table-cell table:style-name="ce23" table:formula="of:=([.E6]+[.E34]+[.E62])/3" office:value-type="float" office:value="262.333333333333">
            <text:p>262,33</text:p>
          </table:table-cell>
          <table:table-cell table:style-name="ce10" table:formula="of:=([.F6]+[.F34]+[.F62])/3" office:value-type="float" office:value="0.00336710266666667">
            <text:p>0,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2">
            <text:p>32,00</text:p>
          </table:table-cell>
          <table:table-cell table:style-name="ce23" table:formula="of:=([.E7]+[.E35]+[.E63])/3" office:value-type="float" office:value="484.333333333333">
            <text:p>484,33</text:p>
          </table:table-cell>
          <table:table-cell table:style-name="ce10" table:formula="of:=([.F7]+[.F35]+[.F63])/3" office:value-type="float" office:value="0.007107331">
            <text:p>0,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8096.66666666667">
            <text:p>8096,67</text:p>
          </table:table-cell>
          <table:table-cell table:style-name="ce23" table:formula="of:=([.E8]+[.E36]+[.E64])/3" office:value-type="float" office:value="3554">
            <text:p>3554,00</text:p>
          </table:table-cell>
          <table:table-cell table:style-name="ce10" table:formula="of:=([.F8]+[.F36]+[.F64])/3" office:value-type="float" office:value="13.5872388323333">
            <text:p>13,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35">
            <text:p>35,00</text:p>
          </table:table-cell>
          <table:table-cell table:style-name="ce23" table:formula="of:=([.E9]+[.E37]+[.E65])/3" office:value-type="float" office:value="2123">
            <text:p>2123,00</text:p>
          </table:table-cell>
          <table:table-cell table:style-name="ce10" table:formula="of:=([.F9]+[.F37]+[.F65])/3" office:value-type="float" office:value="0.026384028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1984">
            <text:p>1984,00</text:p>
          </table:table-cell>
          <table:table-cell table:style-name="ce10" table:formula="of:=([.F10]+[.F38]+[.F66])/3" office:value-type="float" office:value="0.01418232">
            <text:p>0,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37">
            <text:p>37,00</text:p>
          </table:table-cell>
          <table:table-cell table:style-name="ce23" table:formula="of:=([.E11]+[.E39]+[.E67])/3" office:value-type="float" office:value="680.333333333333">
            <text:p>680,33</text:p>
          </table:table-cell>
          <table:table-cell table:style-name="ce10" table:formula="of:=([.F11]+[.F39]+[.F67])/3" office:value-type="float" office:value="0.00642100633333333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206.333333333333">
            <text:p>206,33</text:p>
          </table:table-cell>
          <table:table-cell table:style-name="ce23" table:formula="of:=([.E12]+[.E40]+[.E68])/3" office:value-type="float" office:value="1230.33333333333">
            <text:p>1230,33</text:p>
          </table:table-cell>
          <table:table-cell table:style-name="ce10" table:formula="of:=([.F12]+[.F40]+[.F68])/3" office:value-type="float" office:value="1.44105252066667">
            <text:p>1,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90.3333333333333">
            <text:p>90,33</text:p>
          </table:table-cell>
          <table:table-cell table:style-name="ce23" table:formula="of:=([.E13]+[.E41]+[.E69])/3" office:value-type="float" office:value="2170">
            <text:p>2170,00</text:p>
          </table:table-cell>
          <table:table-cell table:style-name="ce10" table:formula="of:=([.F13]+[.F41]+[.F69])/3" office:value-type="float" office:value="0.040618881">
            <text:p>0,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2">
            <text:p>32,00</text:p>
          </table:table-cell>
          <table:table-cell table:style-name="ce23" table:formula="of:=([.E14]+[.E42]+[.E70])/3" office:value-type="float" office:value="757">
            <text:p>757,00</text:p>
          </table:table-cell>
          <table:table-cell table:style-name="ce10" table:formula="of:=([.F14]+[.F42]+[.F70])/3" office:value-type="float" office:value="0.0062876683333333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39">
            <text:p>39,00</text:p>
          </table:table-cell>
          <table:table-cell table:style-name="ce23" table:formula="of:=([.E15]+[.E43]+[.E71])/3" office:value-type="float" office:value="2663.66666666667">
            <text:p>2663,67</text:p>
          </table:table-cell>
          <table:table-cell table:style-name="ce10" table:formula="of:=([.F15]+[.F43]+[.F71])/3" office:value-type="float" office:value="0.0214096416666667">
            <text:p>0,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77.3333333333333">
            <text:p>77,33</text:p>
          </table:table-cell>
          <table:table-cell table:style-name="ce23" table:formula="of:=([.E16]+[.E44]+[.E72])/3" office:value-type="float" office:value="705.333333333333">
            <text:p>705,33</text:p>
          </table:table-cell>
          <table:table-cell table:style-name="ce10" table:formula="of:=([.F16]+[.F44]+[.F72])/3" office:value-type="float" office:value="0.018677715">
            <text:p>0,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45.6666666666667">
            <text:p>45,67</text:p>
          </table:table-cell>
          <table:table-cell table:style-name="ce23" table:formula="of:=([.E17]+[.E45]+[.E73])/3" office:value-type="float" office:value="808.666666666667">
            <text:p>808,67</text:p>
          </table:table-cell>
          <table:table-cell table:style-name="ce10" table:formula="of:=([.F17]+[.F45]+[.F73])/3" office:value-type="float" office:value="0.0120629783333333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206.333333333333">
            <text:p>206,33</text:p>
          </table:table-cell>
          <table:table-cell table:style-name="ce23" table:formula="of:=([.E18]+[.E46]+[.E74])/3" office:value-type="float" office:value="1230.33333333333">
            <text:p>1230,33</text:p>
          </table:table-cell>
          <table:table-cell table:style-name="ce10" table:formula="of:=([.F18]+[.F46]+[.F74])/3" office:value-type="float" office:value="1.496011294">
            <text:p>1,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62">
            <text:p>62,00</text:p>
          </table:table-cell>
          <table:table-cell table:style-name="ce23" table:formula="of:=([.E19]+[.E47]+[.E75])/3" office:value-type="float" office:value="1818">
            <text:p>1818,00</text:p>
          </table:table-cell>
          <table:table-cell table:style-name="ce10" table:formula="of:=([.F19]+[.F47]+[.F75])/3" office:value-type="float" office:value="0.022375988">
            <text:p>0,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12">
            <text:p>12,00</text:p>
          </table:table-cell>
          <table:table-cell table:style-name="ce10" table:formula="of:=([.F20]+[.F48]+[.F76])/3" office:value-type="float" office:value="0.00009246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3280">
            <text:p>3280,00</text:p>
          </table:table-cell>
          <table:table-cell table:style-name="ce10" table:formula="of:=([.F21]+[.F49]+[.F77])/3" office:value-type="float" office:value="0.026739103">
            <text:p>0,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52.6666666666667">
            <text:p>52,67</text:p>
          </table:table-cell>
          <table:table-cell table:style-name="ce23" table:formula="of:=([.E22]+[.E50]+[.E78])/3" office:value-type="float" office:value="1143.33333333333">
            <text:p>1143,33</text:p>
          </table:table-cell>
          <table:table-cell table:style-name="ce10" table:formula="of:=([.F22]+[.F50]+[.F78])/3" office:value-type="float" office:value="0.0829556223333333">
            <text:p>0,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49">
            <text:p>49,00</text:p>
          </table:table-cell>
          <table:table-cell table:style-name="ce23" table:formula="of:=([.E23]+[.E51]+[.E79])/3" office:value-type="float" office:value="844.666666666667">
            <text:p>844,67</text:p>
          </table:table-cell>
          <table:table-cell table:style-name="ce10" table:formula="of:=([.F23]+[.F51]+[.F79])/3" office:value-type="float" office:value="0.012401921333333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2">
            <text:p>42,00</text:p>
          </table:table-cell>
          <table:table-cell table:style-name="ce23" table:formula="of:=([.E24]+[.E52]+[.E80])/3" office:value-type="float" office:value="1104">
            <text:p>1104,00</text:p>
          </table:table-cell>
          <table:table-cell table:style-name="ce10" table:formula="of:=([.F24]+[.F52]+[.F80])/3" office:value-type="float" office:value="0.0106063443333333">
            <text:p>0,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55.3333333333333">
            <text:p>55,33</text:p>
          </table:table-cell>
          <table:table-cell table:style-name="ce23" table:formula="of:=([.E25]+[.E53]+[.E81])/3" office:value-type="float" office:value="1053.66666666667">
            <text:p>1053,67</text:p>
          </table:table-cell>
          <table:table-cell table:style-name="ce10" table:formula="of:=([.F25]+[.F53]+[.F81])/3" office:value-type="float" office:value="0.0418459923333333">
            <text:p>0,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3120">
            <text:p>3120,00</text:p>
          </table:table-cell>
          <table:table-cell table:style-name="ce10" table:formula="of:=([.F26]+[.F54]+[.F82])/3" office:value-type="float" office:value="0.0177475316666667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206.333333333333">
            <text:p>206,33</text:p>
          </table:table-cell>
          <table:table-cell table:style-name="ce24" table:formula="of:=([.E27]+[.E55]+[.E83])/3" office:value-type="float" office:value="1230.33333333333">
            <text:p>1230,33</text:p>
          </table:table-cell>
          <table:table-cell table:style-name="ce11" table:formula="of:=([.F27]+[.F55]+[.F83])/3" office:value-type="float" office:value="1.466993541">
            <text:p>1,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10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10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10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10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10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10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10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10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10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8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10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10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10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10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10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10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10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10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10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10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10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10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11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10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10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10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10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10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10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10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10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10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10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10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10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10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10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10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10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10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11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10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10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10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10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10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10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10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10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10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10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10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10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10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10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10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10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11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19"/>
        <table:table-column table:style-name="co12" table:default-cell-style-name="ce19"/>
        <table:table-column table:style-name="co15" table:default-cell-style-name="ce19"/>
        <table:table-column table:style-name="co24" table:default-cell-style-name="ce19"/>
        <table:table-column table:style-name="co22" table:default-cell-style-name="ce19"/>
        <table:table-column table:style-name="co9" table:number-columns-repeated="1016" table:default-cell-style-name="Default"/>
        <table:table-row table:style-name="ro4">
          <table:table-cell table:style-name="ce31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64913332">
            <text:p>0,06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6861839">
            <text:p>0,006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9">
            <text:p>119</text:p>
          </table:table-cell>
          <table:table-cell table:style-name="ce10" office:value-type="float" office:value="0.003193918">
            <text:p>0,003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03034946">
            <text:p>0,003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4413613">
            <text:p>0,004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10" office:value-type="float" office:value="0.830862854">
            <text:p>0,83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326478">
            <text:p>0,00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082345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27">
            <text:p>127</text:p>
          </table:table-cell>
          <table:table-cell table:style-name="ce10" office:value-type="float" office:value="0.00186945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10" office:value-type="float" office:value="0.831397078">
            <text:p>0,83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10" office:value-type="float" office:value="0.004902792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10" office:value-type="float" office:value="0.001498872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9">
            <text:p>89</text:p>
          </table:table-cell>
          <table:table-cell table:style-name="ce10" office:value-type="float" office:value="0.00113736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10" office:value-type="float" office:value="0.005172753">
            <text:p>0,005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10" office:value-type="float" office:value="0.013804913">
            <text:p>0,013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10" office:value-type="float" office:value="0.923071681">
            <text:p>0,92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7">
            <text:p>137</text:p>
          </table:table-cell>
          <table:table-cell table:style-name="ce10" office:value-type="float" office:value="0.002582002">
            <text:p>0,002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10" office:value-type="float" office:value="0.000773382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001490058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24">
            <text:p>1124</text:p>
          </table:table-cell>
          <table:table-cell table:style-name="ce7" office:value-type="float" office:value="139">
            <text:p>139</text:p>
          </table:table-cell>
          <table:table-cell table:style-name="ce10" office:value-type="float" office:value="0.039002772">
            <text:p>0,039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3511972">
            <text:p>0,003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823208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20578523">
            <text:p>0,02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127683">
            <text:p>0,001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11" office:value-type="float" office:value="0.885684107">
            <text:p>0,8857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119">
            <text:p>1119</text:p>
          </table:table-cell>
          <table:table-cell table:style-name="ce7" office:value-type="float" office:value="136">
            <text:p>136</text:p>
          </table:table-cell>
          <table:table-cell table:style-name="ce10" office:value-type="float" office:value="0.082241662">
            <text:p>0,08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6507314">
            <text:p>0,006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2851535">
            <text:p>0,00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10" office:value-type="float" office:value="0.003129138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40655">
            <text:p>0,004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889">
            <text:p>30889</text:p>
          </table:table-cell>
          <table:table-cell table:style-name="ce7" office:value-type="float" office:value="143">
            <text:p>143</text:p>
          </table:table-cell>
          <table:table-cell table:style-name="ce10" office:value-type="float" office:value="0.884236263">
            <text:p>0,88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10" office:value-type="float" office:value="0.001217176">
            <text:p>0,001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10" office:value-type="float" office:value="0.00105795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17316">
            <text:p>0,001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1.289216512">
            <text:p>1,28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584595">
            <text:p>0,004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1521329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94">
            <text:p>94</text:p>
          </table:table-cell>
          <table:table-cell table:style-name="ce10" office:value-type="float" office:value="0.00113560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10" office:value-type="float" office:value="0.004460981">
            <text:p>0,004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02672809">
            <text:p>0,002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1.496723">
            <text:p>1,496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10" office:value-type="float" office:value="0.002243833">
            <text:p>0,0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0792477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10" office:value-type="float" office:value="0.001577655">
            <text:p>0,001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21834794">
            <text:p>0,02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2842424">
            <text:p>0,002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10" office:value-type="float" office:value="0.001874998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21990959">
            <text:p>0,022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001201437">
            <text:p>0,0012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0">
            <text:p>130</text:p>
          </table:table-cell>
          <table:table-cell table:style-name="ce11" office:value-type="float" office:value="1.287136005">
            <text:p>1,2871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1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10" office:value-type="float" office:value="0.056036646">
            <text:p>0,056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0.012880066">
            <text:p>0,01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3387462">
            <text:p>0,00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05770171">
            <text:p>0,005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4164513">
            <text:p>0,00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743423147">
            <text:p>0,74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10" office:value-type="float" office:value="0.001389895">
            <text:p>0,00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10" office:value-type="float" office:value="0.001109251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35">
            <text:p>135</text:p>
          </table:table-cell>
          <table:table-cell table:style-name="ce10" office:value-type="float" office:value="0.00190976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8">
            <text:p>138</text:p>
          </table:table-cell>
          <table:table-cell table:style-name="ce10" office:value-type="float" office:value="0.907818231">
            <text:p>0,907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10" office:value-type="float" office:value="0.004888218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7">
            <text:p>117</text:p>
          </table:table-cell>
          <table:table-cell table:style-name="ce10" office:value-type="float" office:value="0.001441603">
            <text:p>0,00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6">
            <text:p>96</text:p>
          </table:table-cell>
          <table:table-cell table:style-name="ce10" office:value-type="float" office:value="0.00110071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10" office:value-type="float" office:value="0.004998271">
            <text:p>0,005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10" office:value-type="float" office:value="0.003264703">
            <text:p>0,003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8">
            <text:p>138</text:p>
          </table:table-cell>
          <table:table-cell table:style-name="ce10" office:value-type="float" office:value="0.980264162">
            <text:p>0,98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3024352">
            <text:p>0,003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10" office:value-type="float" office:value="0.000794096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1469335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19033909">
            <text:p>0,019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2916918">
            <text:p>0,00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28">
            <text:p>128</text:p>
          </table:table-cell>
          <table:table-cell table:style-name="ce10" office:value-type="float" office:value="0.001654812">
            <text:p>0,001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10" office:value-type="float" office:value="0.018130999">
            <text:p>0,018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10" office:value-type="float" office:value="0.00101466">
            <text:p>0,001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8">
            <text:p>138</text:p>
          </table:table-cell>
          <table:table-cell table:style-name="ce11" office:value-type="float" office:value="0.964542313">
            <text:p>0,9645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1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1063">
            <text:p>1063,00</text:p>
          </table:table-cell>
          <table:table-cell table:style-name="ce23" table:formula="of:=([.E3]+[.E31]+[.E59])/3" office:value-type="float" office:value="122">
            <text:p>122,00</text:p>
          </table:table-cell>
          <table:table-cell table:style-name="ce10" table:formula="of:=([.F3]+[.F31]+[.F59])/3" office:value-type="float" office:value="0.0677305466666667">
            <text:p>0,067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80">
            <text:p>80,00</text:p>
          </table:table-cell>
          <table:table-cell table:style-name="ce23" table:formula="of:=([.E4]+[.E32]+[.E60])/3" office:value-type="float" office:value="115">
            <text:p>115,00</text:p>
          </table:table-cell>
          <table:table-cell table:style-name="ce10" table:formula="of:=([.F4]+[.F32]+[.F60])/3" office:value-type="float" office:value="0.00874973966666667">
            <text:p>0,008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120.666666666667">
            <text:p>120,67</text:p>
          </table:table-cell>
          <table:table-cell table:style-name="ce10" table:formula="of:=([.F5]+[.F33]+[.F61])/3" office:value-type="float" office:value="0.003144305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6.3333333333333">
            <text:p>26,33</text:p>
          </table:table-cell>
          <table:table-cell table:style-name="ce23" table:formula="of:=([.E6]+[.E34]+[.E62])/3" office:value-type="float" office:value="103.666666666667">
            <text:p>103,67</text:p>
          </table:table-cell>
          <table:table-cell table:style-name="ce10" table:formula="of:=([.F6]+[.F34]+[.F62])/3" office:value-type="float" office:value="0.003978085">
            <text:p>0,004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7.3333333333333">
            <text:p>37,33</text:p>
          </table:table-cell>
          <table:table-cell table:style-name="ce23" table:formula="of:=([.E7]+[.E35]+[.E63])/3" office:value-type="float" office:value="122.666666666667">
            <text:p>122,67</text:p>
          </table:table-cell>
          <table:table-cell table:style-name="ce10" table:formula="of:=([.F7]+[.F35]+[.F63])/3" office:value-type="float" office:value="0.004214542">
            <text:p>0,00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31154.3333333333">
            <text:p>31154,33</text:p>
          </table:table-cell>
          <table:table-cell table:style-name="ce23" table:formula="of:=([.E8]+[.E36]+[.E64])/3" office:value-type="float" office:value="136">
            <text:p>136,00</text:p>
          </table:table-cell>
          <table:table-cell table:style-name="ce10" table:formula="of:=([.F8]+[.F36]+[.F64])/3" office:value-type="float" office:value="0.819507421333333">
            <text:p>0,819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72.6666666666667">
            <text:p>72,67</text:p>
          </table:table-cell>
          <table:table-cell table:style-name="ce23" table:formula="of:=([.E9]+[.E37]+[.E65])/3" office:value-type="float" office:value="54.6666666666667">
            <text:p>54,67</text:p>
          </table:table-cell>
          <table:table-cell table:style-name="ce10" table:formula="of:=([.F9]+[.F37]+[.F65])/3" office:value-type="float" office:value="0.001311183">
            <text:p>0,00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94.6666666666667">
            <text:p>94,67</text:p>
          </table:table-cell>
          <table:table-cell table:style-name="ce10" table:formula="of:=([.F10]+[.F38]+[.F66])/3" office:value-type="float" office:value="0.00108318266666667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44">
            <text:p>44,00</text:p>
          </table:table-cell>
          <table:table-cell table:style-name="ce23" table:formula="of:=([.E11]+[.E39]+[.E67])/3" office:value-type="float" office:value="127.333333333333">
            <text:p>127,33</text:p>
          </table:table-cell>
          <table:table-cell table:style-name="ce10" table:formula="of:=([.F11]+[.F39]+[.F67])/3" office:value-type="float" office:value="0.00183693666666667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33782.3333333333">
            <text:p>33782,33</text:p>
          </table:table-cell>
          <table:table-cell table:style-name="ce23" table:formula="of:=([.E12]+[.E40]+[.E68])/3" office:value-type="float" office:value="125">
            <text:p>125,00</text:p>
          </table:table-cell>
          <table:table-cell table:style-name="ce10" table:formula="of:=([.F12]+[.F40]+[.F68])/3" office:value-type="float" office:value="1.00947727366667">
            <text:p>1,009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301.333333333333">
            <text:p>301,33</text:p>
          </table:table-cell>
          <table:table-cell table:style-name="ce23" table:formula="of:=([.E13]+[.E41]+[.E69])/3" office:value-type="float" office:value="118">
            <text:p>118,00</text:p>
          </table:table-cell>
          <table:table-cell table:style-name="ce10" table:formula="of:=([.F13]+[.F41]+[.F69])/3" office:value-type="float" office:value="0.00479186833333333">
            <text:p>0,004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4">
            <text:p>34,00</text:p>
          </table:table-cell>
          <table:table-cell table:style-name="ce23" table:formula="of:=([.E14]+[.E42]+[.E70])/3" office:value-type="float" office:value="121.333333333333">
            <text:p>121,33</text:p>
          </table:table-cell>
          <table:table-cell table:style-name="ce10" table:formula="of:=([.F14]+[.F42]+[.F70])/3" office:value-type="float" office:value="0.001487268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40">
            <text:p>40,00</text:p>
          </table:table-cell>
          <table:table-cell table:style-name="ce23" table:formula="of:=([.E15]+[.E43]+[.E71])/3" office:value-type="float" office:value="93">
            <text:p>93,00</text:p>
          </table:table-cell>
          <table:table-cell table:style-name="ce10" table:formula="of:=([.F15]+[.F43]+[.F71])/3" office:value-type="float" office:value="0.001124558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166.333333333333">
            <text:p>166,33</text:p>
          </table:table-cell>
          <table:table-cell table:style-name="ce23" table:formula="of:=([.E16]+[.E44]+[.E72])/3" office:value-type="float" office:value="108.666666666667">
            <text:p>108,67</text:p>
          </table:table-cell>
          <table:table-cell table:style-name="ce10" table:formula="of:=([.F16]+[.F44]+[.F72])/3" office:value-type="float" office:value="0.004877335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126">
            <text:p>126,00</text:p>
          </table:table-cell>
          <table:table-cell table:style-name="ce23" table:formula="of:=([.E17]+[.E45]+[.E73])/3" office:value-type="float" office:value="109">
            <text:p>109,00</text:p>
          </table:table-cell>
          <table:table-cell table:style-name="ce10" table:formula="of:=([.F17]+[.F45]+[.F73])/3" office:value-type="float" office:value="0.00658080833333333">
            <text:p>0,006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33782.3333333333">
            <text:p>33782,33</text:p>
          </table:table-cell>
          <table:table-cell table:style-name="ce23" table:formula="of:=([.E18]+[.E46]+[.E74])/3" office:value-type="float" office:value="125">
            <text:p>125,00</text:p>
          </table:table-cell>
          <table:table-cell table:style-name="ce10" table:formula="of:=([.F18]+[.F46]+[.F74])/3" office:value-type="float" office:value="1.13335294766667">
            <text:p>1,13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113.333333333333">
            <text:p>113,33</text:p>
          </table:table-cell>
          <table:table-cell table:style-name="ce23" table:formula="of:=([.E19]+[.E47]+[.E75])/3" office:value-type="float" office:value="121">
            <text:p>121,00</text:p>
          </table:table-cell>
          <table:table-cell table:style-name="ce10" table:formula="of:=([.F19]+[.F47]+[.F75])/3" office:value-type="float" office:value="0.002616729">
            <text:p>0,002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69.3333333333333">
            <text:p>69,33</text:p>
          </table:table-cell>
          <table:table-cell table:style-name="ce10" table:formula="of:=([.F20]+[.F48]+[.F76])/3" office:value-type="float" office:value="0.000786651666666667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127.333333333333">
            <text:p>127,33</text:p>
          </table:table-cell>
          <table:table-cell table:style-name="ce10" table:formula="of:=([.F21]+[.F49]+[.F77])/3" office:value-type="float" office:value="0.00151234933333333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1055.66666666667">
            <text:p>1055,67</text:p>
          </table:table-cell>
          <table:table-cell table:style-name="ce23" table:formula="of:=([.E22]+[.E50]+[.E78])/3" office:value-type="float" office:value="115.333333333333">
            <text:p>115,33</text:p>
          </table:table-cell>
          <table:table-cell table:style-name="ce10" table:formula="of:=([.F22]+[.F50]+[.F78])/3" office:value-type="float" office:value="0.026623825">
            <text:p>0,026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132.666666666667">
            <text:p>132,67</text:p>
          </table:table-cell>
          <table:table-cell table:style-name="ce23" table:formula="of:=([.E23]+[.E51]+[.E79])/3" office:value-type="float" office:value="95.3333333333333">
            <text:p>95,33</text:p>
          </table:table-cell>
          <table:table-cell table:style-name="ce10" table:formula="of:=([.F23]+[.F51]+[.F79])/3" office:value-type="float" office:value="0.003090438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3.6666666666667">
            <text:p>43,67</text:p>
          </table:table-cell>
          <table:table-cell table:style-name="ce23" table:formula="of:=([.E24]+[.E52]+[.E80])/3" office:value-type="float" office:value="126">
            <text:p>126,00</text:p>
          </table:table-cell>
          <table:table-cell table:style-name="ce10" table:formula="of:=([.F24]+[.F52]+[.F80])/3" office:value-type="float" office:value="0.00178433933333333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945.666666666667">
            <text:p>945,67</text:p>
          </table:table-cell>
          <table:table-cell table:style-name="ce23" table:formula="of:=([.E25]+[.E53]+[.E81])/3" office:value-type="float" office:value="101">
            <text:p>101,00</text:p>
          </table:table-cell>
          <table:table-cell table:style-name="ce10" table:formula="of:=([.F25]+[.F53]+[.F81])/3" office:value-type="float" office:value="0.0202334936666667">
            <text:p>0,02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120.333333333333">
            <text:p>120,33</text:p>
          </table:table-cell>
          <table:table-cell table:style-name="ce10" table:formula="of:=([.F26]+[.F54]+[.F82])/3" office:value-type="float" office:value="0.00111459333333333">
            <text:p>0,001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33782.3333333333">
            <text:p>33782,33</text:p>
          </table:table-cell>
          <table:table-cell table:style-name="ce24" table:formula="of:=([.E27]+[.E55]+[.E83])/3" office:value-type="float" office:value="125">
            <text:p>125,00</text:p>
          </table:table-cell>
          <table:table-cell table:style-name="ce11" table:formula="of:=([.F27]+[.F55]+[.F83])/3" office:value-type="float" office:value="1.045787475">
            <text:p>1,0458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08" table:default-cell-style-name="Default"/>
        <table:table-row table:style-name="ro4">
          <table:table-cell table:style-name="ce31" office:value-type="string" table:number-columns-spanned="6" table:number-rows-spanned="1">
            <text:p>Genetic Algorithm seed=10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17776">
            <text:p>17776</text:p>
          </table:table-cell>
          <table:table-cell table:style-name="ce37" office:value-type="float" office:value="45.654530864">
            <text:p>45,654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820">
            <text:p>4820</text:p>
          </table:table-cell>
          <table:table-cell table:style-name="ce37" office:value-type="float" office:value="0.219807863">
            <text:p>0,219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142">
            <text:p>4142</text:p>
          </table:table-cell>
          <table:table-cell table:style-name="ce37" office:value-type="float" office:value="0.055227165">
            <text:p>0,055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2128">
            <text:p>2128</text:p>
          </table:table-cell>
          <table:table-cell table:style-name="ce37" office:value-type="float" office:value="0.026659771">
            <text:p>0,026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37" office:value-type="float" office:value="0.002757665">
            <text:p>0,00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8377">
            <text:p>18377</text:p>
          </table:table-cell>
          <table:table-cell table:style-name="ce37" office:value-type="float" office:value="4.372785506">
            <text:p>4,37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7893">
            <text:p>17893</text:p>
          </table:table-cell>
          <table:table-cell table:style-name="ce37" office:value-type="float" office:value="1.426819624">
            <text:p>1,426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668">
            <text:p>5668</text:p>
          </table:table-cell>
          <table:table-cell table:style-name="ce37" office:value-type="float" office:value="0.304275158">
            <text:p>0,304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1560">
            <text:p>21560</text:p>
          </table:table-cell>
          <table:table-cell table:style-name="ce37" office:value-type="float" office:value="6.492249802">
            <text:p>6,49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992">
            <text:p>5992</text:p>
          </table:table-cell>
          <table:table-cell table:style-name="ce37" office:value-type="float" office:value="0.162162">
            <text:p>0,16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346">
            <text:p>23346</text:p>
          </table:table-cell>
          <table:table-cell table:style-name="ce37" office:value-type="float" office:value="7.184380574">
            <text:p>7,18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7004">
            <text:p>7004</text:p>
          </table:table-cell>
          <table:table-cell table:style-name="ce37" office:value-type="float" office:value="0.566258667">
            <text:p>0,56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12525">
            <text:p>12525</text:p>
          </table:table-cell>
          <table:table-cell table:style-name="ce37" office:value-type="float" office:value="1613.744781612">
            <text:p>1613,744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5538">
            <text:p>15538</text:p>
          </table:table-cell>
          <table:table-cell table:style-name="ce37" office:value-type="float" office:value="8.55152899">
            <text:p>8,551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0.001779868">
            <text:p>0,001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8674">
            <text:p>28674</text:p>
          </table:table-cell>
          <table:table-cell table:style-name="ce37" office:value-type="float" office:value="10.708355703">
            <text:p>10,708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319">
            <text:p>8319</text:p>
          </table:table-cell>
          <table:table-cell table:style-name="ce37" office:value-type="float" office:value="0.395544862">
            <text:p>0,395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241">
            <text:p>241</text:p>
          </table:table-cell>
          <table:table-cell table:style-name="ce37" office:value-type="float" office:value="0.44662068">
            <text:p>0,446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0376">
            <text:p>10376</text:p>
          </table:table-cell>
          <table:table-cell table:style-name="ce37" office:value-type="float" office:value="4.112807992">
            <text:p>4,11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7750">
            <text:p>27750</text:p>
          </table:table-cell>
          <table:table-cell table:style-name="ce37" office:value-type="float" office:value="20.529597995">
            <text:p>20,5296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6491">
            <text:p>6491</text:p>
          </table:table-cell>
          <table:table-cell table:style-name="ce22" office:value-type="float" office:value="269">
            <text:p>269</text:p>
          </table:table-cell>
          <table:table-cell table:style-name="ce39" office:value-type="float" office:value="71.947472602">
            <text:p>71,9475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327489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17389">
            <text:p>17389</text:p>
          </table:table-cell>
          <table:table-cell table:style-name="ce37" office:value-type="float" office:value="59.534121097">
            <text:p>59,534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667">
            <text:p>4667</text:p>
          </table:table-cell>
          <table:table-cell table:style-name="ce37" office:value-type="float" office:value="0.283581459">
            <text:p>0,283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159">
            <text:p>4159</text:p>
          </table:table-cell>
          <table:table-cell table:style-name="ce37" office:value-type="float" office:value="0.057502372">
            <text:p>0,057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104">
            <text:p>2104</text:p>
          </table:table-cell>
          <table:table-cell table:style-name="ce37" office:value-type="float" office:value="0.032393836">
            <text:p>0,032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37" office:value-type="float" office:value="0.002676517">
            <text:p>0,002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0731">
            <text:p>20731</text:p>
          </table:table-cell>
          <table:table-cell table:style-name="ce37" office:value-type="float" office:value="6.202141864">
            <text:p>6,202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8274">
            <text:p>18274</text:p>
          </table:table-cell>
          <table:table-cell table:style-name="ce37" office:value-type="float" office:value="2.210969582">
            <text:p>2,211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5738">
            <text:p>5738</text:p>
          </table:table-cell>
          <table:table-cell table:style-name="ce37" office:value-type="float" office:value="0.244627038">
            <text:p>0,244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38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20862">
            <text:p>20862</text:p>
          </table:table-cell>
          <table:table-cell table:style-name="ce37" office:value-type="float" office:value="4.312153508">
            <text:p>4,31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239">
            <text:p>6239</text:p>
          </table:table-cell>
          <table:table-cell table:style-name="ce37" office:value-type="float" office:value="0.214365181">
            <text:p>0,21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26126">
            <text:p>26126</text:p>
          </table:table-cell>
          <table:table-cell table:style-name="ce37" office:value-type="float" office:value="4.474042069">
            <text:p>4,474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6948">
            <text:p>6948</text:p>
          </table:table-cell>
          <table:table-cell table:style-name="ce37" office:value-type="float" office:value="0.654870843">
            <text:p>0,654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3067">
            <text:p>3067</text:p>
          </table:table-cell>
          <table:table-cell table:style-name="ce21" office:value-type="float" office:value="11816">
            <text:p>11816</text:p>
          </table:table-cell>
          <table:table-cell table:style-name="ce37" office:value-type="float" office:value="463.714353402">
            <text:p>463,71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15232">
            <text:p>15232</text:p>
          </table:table-cell>
          <table:table-cell table:style-name="ce37" office:value-type="float" office:value="4.310725303">
            <text:p>4,310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37" office:value-type="float" office:value="0.00134197">
            <text:p>0,001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32072">
            <text:p>32072</text:p>
          </table:table-cell>
          <table:table-cell table:style-name="ce37" office:value-type="float" office:value="10.202632579">
            <text:p>10,202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37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137">
            <text:p>7137</text:p>
          </table:table-cell>
          <table:table-cell table:style-name="ce37" office:value-type="float" office:value="0.469426108">
            <text:p>0,469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11">
            <text:p>211</text:p>
          </table:table-cell>
          <table:table-cell table:style-name="ce37" office:value-type="float" office:value="0.131059332">
            <text:p>0,131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02">
            <text:p>9702</text:p>
          </table:table-cell>
          <table:table-cell table:style-name="ce37" office:value-type="float" office:value="2.636263712">
            <text:p>2,63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9522">
            <text:p>29522</text:p>
          </table:table-cell>
          <table:table-cell table:style-name="ce37" office:value-type="float" office:value="4.306862049">
            <text:p>4,3069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115">
            <text:p>5115</text:p>
          </table:table-cell>
          <table:table-cell table:style-name="ce22" office:value-type="float" office:value="256">
            <text:p>256</text:p>
          </table:table-cell>
          <table:table-cell table:style-name="ce39" office:value-type="float" office:value="45.204225445">
            <text:p>45,2042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number-columns-repeated="2" table:style-name="ce21" office:value-type="float" office:value="1099">
            <text:p>1099</text:p>
          </table:table-cell>
          <table:table-cell table:style-name="ce21" office:value-type="float" office:value="18822">
            <text:p>18822</text:p>
          </table:table-cell>
          <table:table-cell table:style-name="ce40" office:value-type="float" office:value="84.569921857">
            <text:p>84,569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739">
            <text:p>4739</text:p>
          </table:table-cell>
          <table:table-cell table:style-name="ce40" office:value-type="float" office:value="0.27558293">
            <text:p>0,275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483">
            <text:p>4483</text:p>
          </table:table-cell>
          <table:table-cell table:style-name="ce40" office:value-type="float" office:value="0.056090507">
            <text:p>0,056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2302">
            <text:p>2302</text:p>
          </table:table-cell>
          <table:table-cell table:style-name="ce40" office:value-type="float" office:value="0.03181651">
            <text:p>0,031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40" office:value-type="float" office:value="0.002973969">
            <text:p>0,003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536">
            <text:p>18536</text:p>
          </table:table-cell>
          <table:table-cell table:style-name="ce40" office:value-type="float" office:value="3.285621471">
            <text:p>3,285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8006">
            <text:p>18006</text:p>
          </table:table-cell>
          <table:table-cell table:style-name="ce40" office:value-type="float" office:value="1.218395793">
            <text:p>1,218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280">
            <text:p>6280</text:p>
          </table:table-cell>
          <table:table-cell table:style-name="ce40" office:value-type="float" office:value="0.385749863">
            <text:p>0,385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1383">
            <text:p>21383</text:p>
          </table:table-cell>
          <table:table-cell table:style-name="ce40" office:value-type="float" office:value="5.368522925">
            <text:p>5,368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6592">
            <text:p>6592</text:p>
          </table:table-cell>
          <table:table-cell table:style-name="ce40" office:value-type="float" office:value="0.223927824">
            <text:p>0,223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24252">
            <text:p>24252</text:p>
          </table:table-cell>
          <table:table-cell table:style-name="ce40" office:value-type="float" office:value="11.111899273">
            <text:p>11,111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907">
            <text:p>7907</text:p>
          </table:table-cell>
          <table:table-cell table:style-name="ce40" office:value-type="float" office:value="0.79769642">
            <text:p>0,797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2525">
            <text:p>2525</text:p>
          </table:table-cell>
          <table:table-cell table:style-name="ce21" office:value-type="float" office:value="13504">
            <text:p>13504</text:p>
          </table:table-cell>
          <table:table-cell table:style-name="ce40" office:value-type="float" office:value="372.847624816">
            <text:p>372,847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5416">
            <text:p>15416</text:p>
          </table:table-cell>
          <table:table-cell table:style-name="ce40" office:value-type="float" office:value="5.580013261">
            <text:p>5,58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40" office:value-type="float" office:value="0.001571892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29117">
            <text:p>29117</text:p>
          </table:table-cell>
          <table:table-cell table:style-name="ce40" office:value-type="float" office:value="8.08633761">
            <text:p>8,08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0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582">
            <text:p>8582</text:p>
          </table:table-cell>
          <table:table-cell table:style-name="ce40" office:value-type="float" office:value="0.427801632">
            <text:p>0,427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185">
            <text:p>185</text:p>
          </table:table-cell>
          <table:table-cell table:style-name="ce40" office:value-type="float" office:value="0.081101055">
            <text:p>0,081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291">
            <text:p>10291</text:p>
          </table:table-cell>
          <table:table-cell table:style-name="ce40" office:value-type="float" office:value="3.040646035">
            <text:p>3,040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7168">
            <text:p>27168</text:p>
          </table:table-cell>
          <table:table-cell table:style-name="ce40" office:value-type="float" office:value="2.870601017">
            <text:p>2,8706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2621">
            <text:p>2621</text:p>
          </table:table-cell>
          <table:table-cell table:style-name="ce22" office:value-type="float" office:value="254">
            <text:p>254</text:p>
          </table:table-cell>
          <table:table-cell table:style-name="ce41" office:value-type="float" office:value="46.214793025">
            <text:p>46,2148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35" table:formula="of:=([.D3]+[.D31]+[.D59])/3" office:value-type="float" office:value="992.666666666667">
            <text:p>992,67</text:p>
          </table:table-cell>
          <table:table-cell table:style-name="ce35" table:formula="of:=([.E3]+[.E31]+[.E59])/3" office:value-type="float" office:value="17995.6666666667">
            <text:p>17995,67</text:p>
          </table:table-cell>
          <table:table-cell table:style-name="ce37" table:formula="of:=([.F3]+[.F31]+[.F59])/3" office:value-type="float" office:value="63.2528579393333">
            <text:p>63,252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35" table:formula="of:=([.D4]+[.D32]+[.D60])/3" office:value-type="float" office:value="69.3333333333333">
            <text:p>69,33</text:p>
          </table:table-cell>
          <table:table-cell table:style-name="ce35" table:formula="of:=([.E4]+[.E32]+[.E60])/3" office:value-type="float" office:value="4742">
            <text:p>4742,00</text:p>
          </table:table-cell>
          <table:table-cell table:style-name="ce37" table:formula="of:=([.F4]+[.F32]+[.F60])/3" office:value-type="float" office:value="0.259657417333333">
            <text:p>0,259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35" table:formula="of:=([.D5]+[.D33]+[.D61])/3" office:value-type="float" office:value="18">
            <text:p>18,00</text:p>
          </table:table-cell>
          <table:table-cell table:style-name="ce35" table:formula="of:=([.E5]+[.E33]+[.E61])/3" office:value-type="float" office:value="4261.33333333333">
            <text:p>4261,33</text:p>
          </table:table-cell>
          <table:table-cell table:style-name="ce37" table:formula="of:=([.F5]+[.F33]+[.F61])/3" office:value-type="float" office:value="0.056273348">
            <text:p>0,05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35" table:formula="of:=([.D6]+[.D34]+[.D62])/3" office:value-type="float" office:value="28">
            <text:p>28,00</text:p>
          </table:table-cell>
          <table:table-cell table:style-name="ce35" table:formula="of:=([.E6]+[.E34]+[.E62])/3" office:value-type="float" office:value="2178">
            <text:p>2178,00</text:p>
          </table:table-cell>
          <table:table-cell table:style-name="ce37" table:formula="of:=([.F6]+[.F34]+[.F62])/3" office:value-type="float" office:value="0.030290039">
            <text:p>0,030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35" table:formula="of:=([.D7]+[.D35]+[.D63])/3" office:value-type="float" office:value="34">
            <text:p>34,00</text:p>
          </table:table-cell>
          <table:table-cell table:style-name="ce35" table:formula="of:=([.E7]+[.E35]+[.E63])/3" office:value-type="float" office:value="0">
            <text:p>0,00</text:p>
          </table:table-cell>
          <table:table-cell table:style-name="ce37" table:formula="of:=([.F7]+[.F35]+[.F63])/3" office:value-type="float" office:value="0.002802717">
            <text:p>0,00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34" office:value-type="float" office:value="31519">
            <text:p>31519</text:p>
          </table:table-cell>
          <table:table-cell table:style-name="ce35" table:formula="of:=([.D8]+[.D36]+[.D64])/3" office:value-type="float" office:value="31519">
            <text:p>31519,00</text:p>
          </table:table-cell>
          <table:table-cell table:style-name="ce35"/>
          <table:table-cell table:style-name="ce37" table:formula="of:=([.F8]+[.F36]+[.F64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35" table:formula="of:=([.D9]+[.D37]+[.D65])/3" office:value-type="float" office:value="64.3333333333333">
            <text:p>64,33</text:p>
          </table:table-cell>
          <table:table-cell table:style-name="ce35" table:formula="of:=([.E9]+[.E37]+[.E65])/3" office:value-type="float" office:value="19214.6666666667">
            <text:p>19214,67</text:p>
          </table:table-cell>
          <table:table-cell table:style-name="ce37" table:formula="of:=([.F9]+[.F37]+[.F65])/3" office:value-type="float" office:value="4.620182947">
            <text:p>4,620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35" table:formula="of:=([.D10]+[.D38]+[.D66])/3" office:value-type="float" office:value="34">
            <text:p>34,00</text:p>
          </table:table-cell>
          <table:table-cell table:style-name="ce35" table:formula="of:=([.E10]+[.E38]+[.E66])/3" office:value-type="float" office:value="18057.6666666667">
            <text:p>18057,67</text:p>
          </table:table-cell>
          <table:table-cell table:style-name="ce37" table:formula="of:=([.F10]+[.F38]+[.F66])/3" office:value-type="float" office:value="1.618728333">
            <text:p>1,618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35" table:formula="of:=([.D11]+[.D39]+[.D67])/3" office:value-type="float" office:value="48">
            <text:p>48,00</text:p>
          </table:table-cell>
          <table:table-cell table:style-name="ce35" table:formula="of:=([.E11]+[.E39]+[.E67])/3" office:value-type="float" office:value="5895.33333333333">
            <text:p>5895,33</text:p>
          </table:table-cell>
          <table:table-cell table:style-name="ce37" table:formula="of:=([.F11]+[.F39]+[.F67])/3" office:value-type="float" office:value="0.311550686333333">
            <text:p>0,31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34" office:value-type="float" office:value="40957">
            <text:p>40957</text:p>
          </table:table-cell>
          <table:table-cell table:style-name="ce35" table:formula="of:=([.D12]+[.D40]+[.D68])/3" office:value-type="float" office:value="40957">
            <text:p>40957,00</text:p>
          </table:table-cell>
          <table:table-cell table:style-name="ce35"/>
          <table:table-cell table:style-name="ce37" table:formula="of:=([.F12]+[.F40]+[.F68])/3" office:value-type="float" office:value="0">
            <text:p>0,0000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35" table:formula="of:=([.D13]+[.D41]+[.D69])/3" office:value-type="float" office:value="158.666666666667">
            <text:p>158,67</text:p>
          </table:table-cell>
          <table:table-cell table:style-name="ce35" table:formula="of:=([.E13]+[.E41]+[.E69])/3" office:value-type="float" office:value="21268.3333333333">
            <text:p>21268,33</text:p>
          </table:table-cell>
          <table:table-cell table:style-name="ce37" table:formula="of:=([.F13]+[.F41]+[.F69])/3" office:value-type="float" office:value="5.39097541166667">
            <text:p>5,391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35" table:formula="of:=([.D14]+[.D42]+[.D70])/3" office:value-type="float" office:value="42.6666666666667">
            <text:p>42,67</text:p>
          </table:table-cell>
          <table:table-cell table:style-name="ce35" table:formula="of:=([.E14]+[.E42]+[.E70])/3" office:value-type="float" office:value="6274.33333333333">
            <text:p>6274,33</text:p>
          </table:table-cell>
          <table:table-cell table:style-name="ce37" table:formula="of:=([.F14]+[.F42]+[.F70])/3" office:value-type="float" office:value="0.200151668333333">
            <text:p>0,200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35" table:formula="of:=([.D15]+[.D43]+[.D71])/3" office:value-type="float" office:value="44">
            <text:p>44,00</text:p>
          </table:table-cell>
          <table:table-cell table:style-name="ce35" table:formula="of:=([.E15]+[.E43]+[.E71])/3" office:value-type="float" office:value="24574.6666666667">
            <text:p>24574,67</text:p>
          </table:table-cell>
          <table:table-cell table:style-name="ce37" table:formula="of:=([.F15]+[.F43]+[.F71])/3" office:value-type="float" office:value="7.59010730533333">
            <text:p>7,590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35" table:formula="of:=([.D16]+[.D44]+[.D72])/3" office:value-type="float" office:value="203">
            <text:p>203,00</text:p>
          </table:table-cell>
          <table:table-cell table:style-name="ce35"/>
          <table:table-cell table:style-name="ce37" table:formula="of:=([.F16]+[.F44]+[.F72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35" table:formula="of:=([.D17]+[.D45]+[.D73])/3" office:value-type="float" office:value="104.333333333333">
            <text:p>104,33</text:p>
          </table:table-cell>
          <table:table-cell table:style-name="ce35" table:formula="of:=([.E17]+[.E45]+[.E73])/3" office:value-type="float" office:value="7286.33333333333">
            <text:p>7286,33</text:p>
          </table:table-cell>
          <table:table-cell table:style-name="ce37" table:formula="of:=([.F17]+[.F45]+[.F73])/3" office:value-type="float" office:value="0.672941976666667">
            <text:p>0,6729</text:p>
          </table:table-cell>
          <table:table-cell table:style-name="ce33"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35" table:formula="of:=([.D18]+[.D46]+[.D74])/3" office:value-type="float" office:value="3430.33333333333">
            <text:p>3430,33</text:p>
          </table:table-cell>
          <table:table-cell table:style-name="ce35" table:formula="of:=([.E18]+[.E46]+[.E74])/3" office:value-type="float" office:value="12615">
            <text:p>12615,00</text:p>
          </table:table-cell>
          <table:table-cell table:style-name="ce37" table:formula="of:=([.F18]+[.F46]+[.F74])/3" office:value-type="float" office:value="816.768919943333">
            <text:p>816,7689</text:p>
          </table:table-cell>
          <table:table-cell table:style-name="ce33"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35" table:formula="of:=([.D19]+[.D47]+[.D75])/3" office:value-type="float" office:value="136">
            <text:p>136,00</text:p>
          </table:table-cell>
          <table:table-cell table:style-name="ce35" table:formula="of:=([.E19]+[.E47]+[.E75])/3" office:value-type="float" office:value="15395.3333333333">
            <text:p>15395,33</text:p>
          </table:table-cell>
          <table:table-cell table:style-name="ce37" table:formula="of:=([.F19]+[.F47]+[.F75])/3" office:value-type="float" office:value="6.147422518">
            <text:p>6,147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35" table:formula="of:=([.D20]+[.D48]+[.D76])/3" office:value-type="float" office:value="6">
            <text:p>6,00</text:p>
          </table:table-cell>
          <table:table-cell table:style-name="ce35" table:formula="of:=([.E20]+[.E48]+[.E76])/3" office:value-type="float" office:value="12">
            <text:p>12,00</text:p>
          </table:table-cell>
          <table:table-cell table:style-name="ce37" table:formula="of:=([.F20]+[.F48]+[.F76])/3" office:value-type="float" office:value="0.00156457666666667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35" table:formula="of:=([.D21]+[.D49]+[.D77])/3" office:value-type="float" office:value="51.6666666666667">
            <text:p>51,67</text:p>
          </table:table-cell>
          <table:table-cell table:style-name="ce35" table:formula="of:=([.E21]+[.E49]+[.E77])/3" office:value-type="float" office:value="29954.3333333333">
            <text:p>29954,33</text:p>
          </table:table-cell>
          <table:table-cell table:style-name="ce37" table:formula="of:=([.F21]+[.F49]+[.F77])/3" office:value-type="float" office:value="9.66577529733333">
            <text:p>9,6658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35" table:formula="of:=([.D22]+[.D50]+[.D78])/3" office:value-type="float" office:value="1195">
            <text:p>1195,00</text:p>
          </table:table-cell>
          <table:table-cell table:style-name="ce35"/>
          <table:table-cell table:style-name="ce37" table:formula="of:=([.F22]+[.F50]+[.F78])/3" office:value-type="float" office:value="0">
            <text:p>0,0000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35" table:formula="of:=([.D23]+[.D51]+[.D79])/3" office:value-type="float" office:value="99">
            <text:p>99,00</text:p>
          </table:table-cell>
          <table:table-cell table:style-name="ce35" table:formula="of:=([.E23]+[.E51]+[.E79])/3" office:value-type="float" office:value="8012.66666666667">
            <text:p>8012,67</text:p>
          </table:table-cell>
          <table:table-cell table:style-name="ce37" table:formula="of:=([.F23]+[.F51]+[.F79])/3" office:value-type="float" office:value="0.430924200666667">
            <text:p>0,430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35" table:formula="of:=([.D24]+[.D52]+[.D80])/3" office:value-type="float" office:value="267">
            <text:p>267,00</text:p>
          </table:table-cell>
          <table:table-cell table:style-name="ce35" table:formula="of:=([.E24]+[.E52]+[.E80])/3" office:value-type="float" office:value="212.333333333333">
            <text:p>212,33</text:p>
          </table:table-cell>
          <table:table-cell table:style-name="ce37" table:formula="of:=([.F24]+[.F52]+[.F80])/3" office:value-type="float" office:value="0.219593689">
            <text:p>0,2196</text:p>
          </table:table-cell>
          <table:table-cell table:style-name="ce32"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35" table:formula="of:=([.D25]+[.D53]+[.D81])/3" office:value-type="float" office:value="166">
            <text:p>166,00</text:p>
          </table:table-cell>
          <table:table-cell table:style-name="ce35" table:formula="of:=([.E25]+[.E53]+[.E81])/3" office:value-type="float" office:value="10123">
            <text:p>10123,00</text:p>
          </table:table-cell>
          <table:table-cell table:style-name="ce37" table:formula="of:=([.F25]+[.F53]+[.F81])/3" office:value-type="float" office:value="3.26323924633333">
            <text:p>3,263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35" table:formula="of:=([.D26]+[.D54]+[.D82])/3" office:value-type="float" office:value="42">
            <text:p>42,00</text:p>
          </table:table-cell>
          <table:table-cell table:style-name="ce35" table:formula="of:=([.E26]+[.E54]+[.E82])/3" office:value-type="float" office:value="28146.6666666667">
            <text:p>28146,67</text:p>
          </table:table-cell>
          <table:table-cell table:style-name="ce37" table:formula="of:=([.F26]+[.F54]+[.F82])/3" office:value-type="float" office:value="9.23568702033333">
            <text:p>9,2357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36" table:formula="of:=([.D27]+[.D55]+[.D83])/3" office:value-type="float" office:value="4742.33333333333">
            <text:p>4742,33</text:p>
          </table:table-cell>
          <table:table-cell table:style-name="ce36" table:formula="of:=([.E27]+[.E55]+[.E83])/3" office:value-type="float" office:value="259.666666666667">
            <text:p>259,67</text:p>
          </table:table-cell>
          <table:table-cell table:style-name="ce39" table:formula="of:=([.F27]+[.F55]+[.F83])/3" office:value-type="float" office:value="54.455497024">
            <text:p>54,4555</text:p>
          </table:table-cell>
          <table:table-cell table:style-name="ce32" table:number-columns-repeated="1008"/>
        </table:table-row>
        <table:table-row table:style-name="ro2">
          <table:table-cell table:style-name="ce32" table:number-columns-repeated="1014"/>
        </table:table-row>
        <table:table-row table:style-name="ro2">
          <table:table-cell table:number-columns-repeated="1014"/>
        </table:table-row>
        <table:table-row table:style-name="ro2">
          <table:table-cell table:style-name="ce32" table:number-columns-repeated="1014"/>
        </table:table-row>
        <table:table-row table:style-name="ro2" table:number-rows-repeated="4">
          <table:table-cell table:number-columns-repeated="1014"/>
        </table:table-row>
        <table:table-row table:style-name="ro2" table:number-rows-repeated="3">
          <table:table-cell table:style-name="ce33" table:number-columns-repeated="1014"/>
        </table:table-row>
        <table:table-row table:style-name="ro2" table:number-rows-repeated="1048454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Memetic Algorithm (pop=20, Ngen=100)" table:style-name="ta1">
        <table:table-column table:style-name="co1" table:default-cell-style-name="ce17"/>
        <table:table-column table:style-name="co2" table:default-cell-style-name="ce7"/>
        <table:table-column table:style-name="co3" table:default-cell-style-name="ce7"/>
        <table:table-column table:style-name="co4" table:default-cell-style-name="ce21"/>
        <table:table-column table:style-name="co26" table:default-cell-style-name="ce21"/>
        <table:table-column table:style-name="co6" table:default-cell-style-name="ce10"/>
        <table:table-column table:style-name="co9" table:default-cell-style-name="Default"/>
        <table:table-column table:style-name="co27" table:default-cell-style-name="Default"/>
        <table:table-row table:style-name="ro4">
          <table:table-cell table:style-name="ce31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7" office:value-type="float" office:value="699">
            <text:p>699</text:p>
          </table:table-cell>
          <table:table-cell table:style-name="ce7" office:value-type="float" office:value="112854">
            <text:p>112854</text:p>
          </table:table-cell>
          <table:table-cell office:value-type="float" office:value="264.595138638">
            <text:p>264,5951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33319">
            <text:p>33319</text:p>
          </table:table-cell>
          <table:table-cell office:value-type="float" office:value="1.325389934">
            <text:p>1,3254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8826">
            <text:p>28826</text:p>
          </table:table-cell>
          <table:table-cell office:value-type="float" office:value="0.234806336">
            <text:p>0,2348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554">
            <text:p>16554</text:p>
          </table:table-cell>
          <table:table-cell office:value-type="float" office:value="0.205728482">
            <text:p>0,2057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29479">
            <text:p>29479</text:p>
          </table:table-cell>
          <table:table-cell office:value-type="float" office:value="0.974992458">
            <text:p>0,9750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7" office:value-type="float" office:value="31519">
            <text:p>31519</text:p>
          </table:table-cell>
          <table:table-cell table:style-name="ce7"/>
          <table:table-cell table:style-name="ce44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10466">
            <text:p>110466</text:p>
          </table:table-cell>
          <table:table-cell office:value-type="float" office:value="25.034027626">
            <text:p>25,0340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08084">
            <text:p>108084</text:p>
          </table:table-cell>
          <table:table-cell office:value-type="float" office:value="11.408081715">
            <text:p>11,4081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41297">
            <text:p>41297</text:p>
          </table:table-cell>
          <table:table-cell office:value-type="float" office:value="2.126826585">
            <text:p>2,1268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29302">
            <text:p>129302</text:p>
          </table:table-cell>
          <table:table-cell office:value-type="float" office:value="61.344678479">
            <text:p>61,3447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43809">
            <text:p>43809</text:p>
          </table:table-cell>
          <table:table-cell office:value-type="float" office:value="1.392496524">
            <text:p>1,3925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39774">
            <text:p>139774</text:p>
          </table:table-cell>
          <table:table-cell office:value-type="float" office:value="42.165452606">
            <text:p>42,1655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43541">
            <text:p>43541</text:p>
          </table:table-cell>
          <table:table-cell office:value-type="float" office:value="4.220901839">
            <text:p>4,2209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0694">
            <text:p>50694</text:p>
          </table:table-cell>
          <table:table-cell office:value-type="float" office:value="3.957149191">
            <text:p>3,957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98310">
            <text:p>98310</text:p>
          </table:table-cell>
          <table:table-cell office:value-type="float" office:value="63.514625888">
            <text:p>63,5146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74">
            <text:p>674</text:p>
          </table:table-cell>
          <table:table-cell office:value-type="float" office:value="0.007566151">
            <text:p>0,0076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76265">
            <text:p>176265</text:p>
          </table:table-cell>
          <table:table-cell office:value-type="float" office:value="259.52726421">
            <text:p>259,5273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76882">
            <text:p>76882</text:p>
          </table:table-cell>
          <table:table-cell office:value-type="float" office:value="31.583028944">
            <text:p>31,5830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2603">
            <text:p>52603</text:p>
          </table:table-cell>
          <table:table-cell office:value-type="float" office:value="1.813286231">
            <text:p>1,8133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62904">
            <text:p>62904</text:p>
          </table:table-cell>
          <table:table-cell office:value-type="float" office:value="15.297677591">
            <text:p>15,2977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7" office:value-type="float" office:value="142">
            <text:p>142</text:p>
          </table:table-cell>
          <table:table-cell table:style-name="ce7" office:value-type="float" office:value="69502">
            <text:p>69502</text:p>
          </table:table-cell>
          <table:table-cell office:value-type="float" office:value="20.103385198">
            <text:p>20,1034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71461">
            <text:p>171461</text:p>
          </table:table-cell>
          <table:table-cell office:value-type="float" office:value="157.404448975">
            <text:p>157,4044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/>
          <table:table-cell table:style-name="ce11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327489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786">
            <text:p>786</text:p>
          </table:table-cell>
          <table:table-cell office:value-type="float" office:value="111998">
            <text:p>111998</text:p>
          </table:table-cell>
          <table:table-cell table:style-name="ce37" office:value-type="float" office:value="281.960152658">
            <text:p>281,9602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33813">
            <text:p>33813</text:p>
          </table:table-cell>
          <table:table-cell table:style-name="ce37" office:value-type="float" office:value="1.336092019">
            <text:p>1,3361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29439">
            <text:p>29439</text:p>
          </table:table-cell>
          <table:table-cell table:style-name="ce37" office:value-type="float" office:value="0.30298257">
            <text:p>0,3030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6835">
            <text:p>16835</text:p>
          </table:table-cell>
          <table:table-cell table:style-name="ce37" office:value-type="float" office:value="0.208994554">
            <text:p>0,2090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28317">
            <text:p>28317</text:p>
          </table:table-cell>
          <table:table-cell table:style-name="ce37" office:value-type="float" office:value="1.057479168">
            <text:p>1,0575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34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112575">
            <text:p>112575</text:p>
          </table:table-cell>
          <table:table-cell table:style-name="ce37" office:value-type="float" office:value="38.291063923">
            <text:p>38,2911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104924">
            <text:p>104924</text:p>
          </table:table-cell>
          <table:table-cell table:style-name="ce37" office:value-type="float" office:value="16.588986047">
            <text:p>16,5890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37848">
            <text:p>37848</text:p>
          </table:table-cell>
          <table:table-cell table:style-name="ce37" office:value-type="float" office:value="1.324902268">
            <text:p>1,3249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24">
            <text:p>124</text:p>
          </table:table-cell>
          <table:table-cell office:value-type="float" office:value="129786">
            <text:p>129786</text:p>
          </table:table-cell>
          <table:table-cell table:style-name="ce37" office:value-type="float" office:value="59.267562092">
            <text:p>59,2676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45569">
            <text:p>45569</text:p>
          </table:table-cell>
          <table:table-cell table:style-name="ce37" office:value-type="float" office:value="1.444405041">
            <text:p>1,4444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48260">
            <text:p>148260</text:p>
          </table:table-cell>
          <table:table-cell table:style-name="ce37" office:value-type="float" office:value="27.129262581">
            <text:p>27,1293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111">
            <text:p>111</text:p>
          </table:table-cell>
          <table:table-cell office:value-type="float" office:value="45719">
            <text:p>45719</text:p>
          </table:table-cell>
          <table:table-cell table:style-name="ce37" office:value-type="float" office:value="4.639614204">
            <text:p>4,6396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78">
            <text:p>78</text:p>
          </table:table-cell>
          <table:table-cell office:value-type="float" office:value="51786">
            <text:p>51786</text:p>
          </table:table-cell>
          <table:table-cell table:style-name="ce37" office:value-type="float" office:value="4.188087019">
            <text:p>4,188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38">
            <text:p>138</text:p>
          </table:table-cell>
          <table:table-cell office:value-type="float" office:value="99220">
            <text:p>99220</text:p>
          </table:table-cell>
          <table:table-cell table:style-name="ce37" office:value-type="float" office:value="21.275263618">
            <text:p>21,2753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766">
            <text:p>766</text:p>
          </table:table-cell>
          <table:table-cell table:style-name="ce37" office:value-type="float" office:value="0.007810989">
            <text:p>0,0078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179690">
            <text:p>179690</text:p>
          </table:table-cell>
          <table:table-cell table:style-name="ce37" office:value-type="float" office:value="136.253294693">
            <text:p>136,2533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100">
            <text:p>100</text:p>
          </table:table-cell>
          <table:table-cell office:value-type="float" office:value="75896">
            <text:p>75896</text:p>
          </table:table-cell>
          <table:table-cell table:style-name="ce37" office:value-type="float" office:value="18.765932234">
            <text:p>18,7659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5">
            <text:p>65</text:p>
          </table:table-cell>
          <table:table-cell office:value-type="float" office:value="52483">
            <text:p>52483</text:p>
          </table:table-cell>
          <table:table-cell table:style-name="ce37" office:value-type="float" office:value="2.061933323">
            <text:p>2,0619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13">
            <text:p>113</text:p>
          </table:table-cell>
          <table:table-cell office:value-type="float" office:value="62866">
            <text:p>62866</text:p>
          </table:table-cell>
          <table:table-cell table:style-name="ce37" office:value-type="float" office:value="19.183329534">
            <text:p>19,1833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44">
            <text:p>144</text:p>
          </table:table-cell>
          <table:table-cell office:value-type="float" office:value="67496">
            <text:p>67496</text:p>
          </table:table-cell>
          <table:table-cell table:style-name="ce37" office:value-type="float" office:value="13.083931645">
            <text:p>13,0839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71685">
            <text:p>171685</text:p>
          </table:table-cell>
          <table:table-cell table:style-name="ce37" office:value-type="float" office:value="35.754957289">
            <text:p>35,7550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2" office:value-type="float" office:value="40957">
            <text:p>40957</text:p>
          </table:table-cell>
          <table:table-cell table:style-name="ce42"/>
          <table:table-cell table:style-name="ce46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121481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43" office:value-type="string">
            <text:p>Nvars</text:p>
          </table:table-cell>
          <table:table-cell table:style-name="ce43" office:value-type="string">
            <text:p>InitSize</text:p>
          </table:table-cell>
          <table:table-cell table:style-name="ce43" office:value-type="string">
            <text:p>ReducSize</text:p>
          </table:table-cell>
          <table:table-cell table:style-name="ce43" office:value-type="string">
            <text:p>Nswaps</text:p>
          </table:table-cell>
          <table:table-cell table:style-name="ce47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826">
            <text:p>826</text:p>
          </table:table-cell>
          <table:table-cell office:value-type="float" office:value="113083">
            <text:p>113083</text:p>
          </table:table-cell>
          <table:table-cell table:style-name="ce38" office:value-type="float" office:value="412.236189978">
            <text:p>412,236189978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33532">
            <text:p>33532</text:p>
          </table:table-cell>
          <table:table-cell table:style-name="ce38" office:value-type="float" office:value="1.518139217">
            <text:p>1,518139217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9299">
            <text:p>29299</text:p>
          </table:table-cell>
          <table:table-cell table:style-name="ce38" office:value-type="float" office:value="0.290541025">
            <text:p>0,290541025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17054">
            <text:p>17054</text:p>
          </table:table-cell>
          <table:table-cell table:style-name="ce38" office:value-type="float" office:value="0.211558809">
            <text:p>0,211558809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29356">
            <text:p>29356</text:p>
          </table:table-cell>
          <table:table-cell table:style-name="ce38" office:value-type="float" office:value="1.081752384">
            <text:p>1,081752384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34" office:value-type="float" office:value="44">
            <text:p>44</text:p>
          </table:table-cell>
          <table:table-cell table:number-columns-repeated="2" table:style-name="ce34" office:value-type="float" office:value="31519">
            <text:p>31519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115491">
            <text:p>115491</text:p>
          </table:table-cell>
          <table:table-cell table:style-name="ce38" office:value-type="float" office:value="26.669653467">
            <text:p>26,669653467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111362">
            <text:p>111362</text:p>
          </table:table-cell>
          <table:table-cell table:style-name="ce38" office:value-type="float" office:value="7.24698305">
            <text:p>7,24698305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41554">
            <text:p>41554</text:p>
          </table:table-cell>
          <table:table-cell table:style-name="ce38" office:value-type="float" office:value="2.577749991">
            <text:p>2,577749991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32">
            <text:p>132</text:p>
          </table:table-cell>
          <table:table-cell office:value-type="float" office:value="132025">
            <text:p>132025</text:p>
          </table:table-cell>
          <table:table-cell table:style-name="ce38" office:value-type="float" office:value="29.09446776">
            <text:p>29,09446776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44674">
            <text:p>44674</text:p>
          </table:table-cell>
          <table:table-cell table:style-name="ce38" office:value-type="float" office:value="1.44156451">
            <text:p>1,44156451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43983">
            <text:p>143983</text:p>
          </table:table-cell>
          <table:table-cell table:style-name="ce38" office:value-type="float" office:value="135.821168529">
            <text:p>135,821168529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94">
            <text:p>94</text:p>
          </table:table-cell>
          <table:table-cell office:value-type="float" office:value="44783">
            <text:p>44783</text:p>
          </table:table-cell>
          <table:table-cell table:style-name="ce38" office:value-type="float" office:value="5.356645235">
            <text:p>5,356645235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53">
            <text:p>53</text:p>
          </table:table-cell>
          <table:table-cell office:value-type="float" office:value="49077">
            <text:p>49077</text:p>
          </table:table-cell>
          <table:table-cell table:style-name="ce38" office:value-type="float" office:value="3.458399414">
            <text:p>3,458399414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34" office:value-type="float" office:value="27">
            <text:p>27</text:p>
          </table:table-cell>
          <table:table-cell table:number-columns-repeated="2" table:style-name="ce34" office:value-type="float" office:value="40957">
            <text:p>40957</text:p>
          </table:table-cell>
          <table:table-cell table:style-name="ce34"/>
          <table:table-cell table:style-name="ce45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12">
            <text:p>112</text:p>
          </table:table-cell>
          <table:table-cell office:value-type="float" office:value="96084">
            <text:p>96084</text:p>
          </table:table-cell>
          <table:table-cell table:style-name="ce38" office:value-type="float" office:value="35.872904014">
            <text:p>35,872904014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table:style-name="ce38" office:value-type="float" office:value="0.007288573">
            <text:p>0,007288573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177499">
            <text:p>177499</text:p>
          </table:table-cell>
          <table:table-cell table:style-name="ce38" office:value-type="float" office:value="78.249839365">
            <text:p>78,249839365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83">
            <text:p>83</text:p>
          </table:table-cell>
          <table:table-cell office:value-type="float" office:value="76830">
            <text:p>76830</text:p>
          </table:table-cell>
          <table:table-cell table:style-name="ce38" office:value-type="float" office:value="21.693059392">
            <text:p>21,693059392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2">
            <text:p>62</text:p>
          </table:table-cell>
          <table:table-cell office:value-type="float" office:value="54175">
            <text:p>54175</text:p>
          </table:table-cell>
          <table:table-cell table:style-name="ce38" office:value-type="float" office:value="2.474358137">
            <text:p>2,474358137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49">
            <text:p>149</text:p>
          </table:table-cell>
          <table:table-cell office:value-type="float" office:value="60957">
            <text:p>60957</text:p>
          </table:table-cell>
          <table:table-cell table:style-name="ce38" office:value-type="float" office:value="15.790920018">
            <text:p>15,790920018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16">
            <text:p>116</text:p>
          </table:table-cell>
          <table:table-cell office:value-type="float" office:value="67163">
            <text:p>67163</text:p>
          </table:table-cell>
          <table:table-cell table:style-name="ce38" office:value-type="float" office:value="14.83811696">
            <text:p>14,83811696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64987">
            <text:p>164987</text:p>
          </table:table-cell>
          <table:table-cell table:style-name="ce38" office:value-type="float" office:value="71.018572839">
            <text:p>71,018572839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2" office:value-type="float" office:value="27">
            <text:p>27</text:p>
          </table:table-cell>
          <table:table-cell table:number-columns-repeated="2" table:style-name="ce42" office:value-type="float" office:value="40957">
            <text:p>40957</text:p>
          </table:table-cell>
          <table:table-cell table:style-name="ce42"/>
          <table:table-cell table:style-name="ce46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(Avg.)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23" table:formula="of:=([.D3]+[.D31]+[.D31])/3" office:value-type="float" office:value="757">
            <text:p>757,00</text:p>
          </table:table-cell>
          <table:table-cell table:style-name="ce23" table:formula="of:=([.E3]+[.E31]+[.E31])/3" office:value-type="float" office:value="112283.333333333">
            <text:p>112283,33</text:p>
          </table:table-cell>
          <table:table-cell table:formula="of:=([.F3]+[.F31]+[.F31])/3" office:value-type="float" office:value="276.171814651333">
            <text:p>276,1718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23" table:formula="of:=([.D4]+[.D32]+[.D32])/3" office:value-type="float" office:value="61.3333333333333">
            <text:p>61,33</text:p>
          </table:table-cell>
          <table:table-cell table:style-name="ce23" table:formula="of:=([.E4]+[.E32]+[.E32])/3" office:value-type="float" office:value="33648.3333333333">
            <text:p>33648,33</text:p>
          </table:table-cell>
          <table:table-cell table:formula="of:=([.F4]+[.F32]+[.F32])/3" office:value-type="float" office:value="1.33252465733333">
            <text:p>1,3325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23" table:formula="of:=([.D5]+[.D33]+[.D33])/3" office:value-type="float" office:value="18">
            <text:p>18,00</text:p>
          </table:table-cell>
          <table:table-cell table:style-name="ce23" table:formula="of:=([.E5]+[.E33]+[.E33])/3" office:value-type="float" office:value="29234.6666666667">
            <text:p>29234,67</text:p>
          </table:table-cell>
          <table:table-cell table:formula="of:=([.F5]+[.F33]+[.F33])/3" office:value-type="float" office:value="0.280257158666667">
            <text:p>0,2803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23" table:formula="of:=([.D6]+[.D34]+[.D34])/3" office:value-type="float" office:value="28">
            <text:p>28,00</text:p>
          </table:table-cell>
          <table:table-cell table:style-name="ce23" table:formula="of:=([.E6]+[.E34]+[.E34])/3" office:value-type="float" office:value="16741.3333333333">
            <text:p>16741,33</text:p>
          </table:table-cell>
          <table:table-cell table:formula="of:=([.F6]+[.F34]+[.F34])/3" office:value-type="float" office:value="0.207905863333333">
            <text:p>0,2079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23" table:formula="of:=([.D7]+[.D35]+[.D35])/3" office:value-type="float" office:value="59.6666666666667">
            <text:p>59,67</text:p>
          </table:table-cell>
          <table:table-cell table:style-name="ce23" table:formula="of:=([.E7]+[.E35]+[.E35])/3" office:value-type="float" office:value="28704.3333333333">
            <text:p>28704,33</text:p>
          </table:table-cell>
          <table:table-cell table:formula="of:=([.F7]+[.F35]+[.F35])/3" office:value-type="float" office:value="1.029983598">
            <text:p>1,0300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23" table:formula="of:=([.D8]+[.D36]+[.D36])/3" office:value-type="float" office:value="31519">
            <text:p>31519,00</text:p>
          </table:table-cell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23" table:formula="of:=([.D9]+[.D37]+[.D37])/3" office:value-type="float" office:value="38.6666666666667">
            <text:p>38,67</text:p>
          </table:table-cell>
          <table:table-cell table:style-name="ce23" table:formula="of:=([.E9]+[.E37]+[.E37])/3" office:value-type="float" office:value="111872">
            <text:p>111872,00</text:p>
          </table:table-cell>
          <table:table-cell table:formula="of:=([.F9]+[.F37]+[.F37])/3" office:value-type="float" office:value="33.872051824">
            <text:p>33,8721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23" table:formula="of:=([.D10]+[.D38]+[.D38])/3" office:value-type="float" office:value="34">
            <text:p>34,00</text:p>
          </table:table-cell>
          <table:table-cell table:style-name="ce23" table:formula="of:=([.E10]+[.E38]+[.E38])/3" office:value-type="float" office:value="105977.333333333">
            <text:p>105977,33</text:p>
          </table:table-cell>
          <table:table-cell table:formula="of:=([.F10]+[.F38]+[.F38])/3" office:value-type="float" office:value="14.8620179363333">
            <text:p>14,8620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23" table:formula="of:=([.D11]+[.D39]+[.D39])/3" office:value-type="float" office:value="74">
            <text:p>74,00</text:p>
          </table:table-cell>
          <table:table-cell table:style-name="ce23" table:formula="of:=([.E11]+[.E39]+[.E39])/3" office:value-type="float" office:value="38997.6666666667">
            <text:p>38997,67</text:p>
          </table:table-cell>
          <table:table-cell table:formula="of:=([.F11]+[.F39]+[.F39])/3" office:value-type="float" office:value="1.59221037366667">
            <text:p>1,5922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2]+[.D40]+[.D40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23" table:formula="of:=([.D13]+[.D41]+[.D41])/3" office:value-type="float" office:value="129">
            <text:p>129,00</text:p>
          </table:table-cell>
          <table:table-cell table:style-name="ce23" table:formula="of:=([.E13]+[.E41]+[.E41])/3" office:value-type="float" office:value="129624.666666667">
            <text:p>129624,67</text:p>
          </table:table-cell>
          <table:table-cell table:formula="of:=([.F13]+[.F41]+[.F41])/3" office:value-type="float" office:value="59.959934221">
            <text:p>59,9599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23" table:formula="of:=([.D14]+[.D42]+[.D42])/3" office:value-type="float" office:value="56">
            <text:p>56,00</text:p>
          </table:table-cell>
          <table:table-cell table:style-name="ce23" table:formula="of:=([.E14]+[.E42]+[.E42])/3" office:value-type="float" office:value="44982.3333333333">
            <text:p>44982,33</text:p>
          </table:table-cell>
          <table:table-cell table:formula="of:=([.F14]+[.F42]+[.F42])/3" office:value-type="float" office:value="1.427102202">
            <text:p>1,4271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23" table:formula="of:=([.D15]+[.D43]+[.D43])/3" office:value-type="float" office:value="39.3333333333333">
            <text:p>39,33</text:p>
          </table:table-cell>
          <table:table-cell table:style-name="ce23" table:formula="of:=([.E15]+[.E43]+[.E43])/3" office:value-type="float" office:value="145431.333333333">
            <text:p>145431,33</text:p>
          </table:table-cell>
          <table:table-cell table:formula="of:=([.F15]+[.F43]+[.F43])/3" office:value-type="float" office:value="32.1413259226667">
            <text:p>32,1413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23" table:formula="of:=([.D16]+[.D44]+[.D44])/3" office:value-type="float" office:value="106">
            <text:p>106,00</text:p>
          </table:table-cell>
          <table:table-cell table:style-name="ce23" table:formula="of:=([.E16]+[.E44]+[.E44])/3" office:value-type="float" office:value="44993">
            <text:p>44993,00</text:p>
          </table:table-cell>
          <table:table-cell table:formula="of:=([.F16]+[.F44]+[.F44])/3" office:value-type="float" office:value="4.50004341566667">
            <text:p>4,5000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23" table:formula="of:=([.D17]+[.D45]+[.D45])/3" office:value-type="float" office:value="68.3333333333333">
            <text:p>68,33</text:p>
          </table:table-cell>
          <table:table-cell table:style-name="ce23" table:formula="of:=([.E17]+[.E45]+[.E45])/3" office:value-type="float" office:value="51422">
            <text:p>51422,00</text:p>
          </table:table-cell>
          <table:table-cell table:formula="of:=([.F17]+[.F45]+[.F45])/3" office:value-type="float" office:value="4.111107743">
            <text:p>4,1111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8]+[.D46]+[.D46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23" table:formula="of:=([.D19]+[.D47]+[.D47])/3" office:value-type="float" office:value="130">
            <text:p>130,00</text:p>
          </table:table-cell>
          <table:table-cell table:style-name="ce23" table:formula="of:=([.E19]+[.E47]+[.E47])/3" office:value-type="float" office:value="98916.6666666667">
            <text:p>98916,67</text:p>
          </table:table-cell>
          <table:table-cell table:formula="of:=([.F19]+[.F47]+[.F47])/3" office:value-type="float" office:value="35.3550510413333">
            <text:p>35,3551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23" table:formula="of:=([.D20]+[.D48]+[.D48])/3" office:value-type="float" office:value="6">
            <text:p>6,00</text:p>
          </table:table-cell>
          <table:table-cell table:style-name="ce23" table:formula="of:=([.E20]+[.E48]+[.E48])/3" office:value-type="float" office:value="735.333333333333">
            <text:p>735,33</text:p>
          </table:table-cell>
          <table:table-cell table:formula="of:=([.F20]+[.F48]+[.F48])/3" office:value-type="float" office:value="0.00772937633333333">
            <text:p>0,0077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23" table:formula="of:=([.D21]+[.D49]+[.D49])/3" office:value-type="float" office:value="43">
            <text:p>43,00</text:p>
          </table:table-cell>
          <table:table-cell table:style-name="ce23" table:formula="of:=([.E21]+[.E49]+[.E49])/3" office:value-type="float" office:value="178548.333333333">
            <text:p>178548,33</text:p>
          </table:table-cell>
          <table:table-cell table:formula="of:=([.F21]+[.F49]+[.F49])/3" office:value-type="float" office:value="177.344617865333">
            <text:p>177,3446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23" table:formula="of:=([.D22]+[.D50]+[.D50])/3" office:value-type="float" office:value="98.6666666666667">
            <text:p>98,67</text:p>
          </table:table-cell>
          <table:table-cell table:style-name="ce23" table:formula="of:=([.E22]+[.E50]+[.E50])/3" office:value-type="float" office:value="76224.6666666667">
            <text:p>76224,67</text:p>
          </table:table-cell>
          <table:table-cell table:formula="of:=([.F22]+[.F50]+[.F50])/3" office:value-type="float" office:value="23.038297804">
            <text:p>23,0383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23" table:formula="of:=([.D23]+[.D51]+[.D51])/3" office:value-type="float" office:value="64.3333333333333">
            <text:p>64,33</text:p>
          </table:table-cell>
          <table:table-cell table:style-name="ce23" table:formula="of:=([.E23]+[.E51]+[.E51])/3" office:value-type="float" office:value="52523">
            <text:p>52523,00</text:p>
          </table:table-cell>
          <table:table-cell table:formula="of:=([.F23]+[.F51]+[.F51])/3" office:value-type="float" office:value="1.979050959">
            <text:p>1,9791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23" table:formula="of:=([.D24]+[.D52]+[.D52])/3" office:value-type="float" office:value="123.333333333333">
            <text:p>123,33</text:p>
          </table:table-cell>
          <table:table-cell table:style-name="ce23" table:formula="of:=([.E24]+[.E52]+[.E52])/3" office:value-type="float" office:value="62878.6666666667">
            <text:p>62878,67</text:p>
          </table:table-cell>
          <table:table-cell table:formula="of:=([.F24]+[.F52]+[.F52])/3" office:value-type="float" office:value="17.8881122196667">
            <text:p>17,8881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23" table:formula="of:=([.D25]+[.D53]+[.D53])/3" office:value-type="float" office:value="143.333333333333">
            <text:p>143,33</text:p>
          </table:table-cell>
          <table:table-cell table:style-name="ce23" table:formula="of:=([.E25]+[.E53]+[.E53])/3" office:value-type="float" office:value="68164.6666666667">
            <text:p>68164,67</text:p>
          </table:table-cell>
          <table:table-cell table:formula="of:=([.F25]+[.F53]+[.F53])/3" office:value-type="float" office:value="15.423749496">
            <text:p>15,4237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23" table:formula="of:=([.D26]+[.D54]+[.D54])/3" office:value-type="float" office:value="42">
            <text:p>42,00</text:p>
          </table:table-cell>
          <table:table-cell table:style-name="ce23" table:formula="of:=([.E26]+[.E54]+[.E54])/3" office:value-type="float" office:value="171610.333333333">
            <text:p>171610,33</text:p>
          </table:table-cell>
          <table:table-cell table:formula="of:=([.F26]+[.F54]+[.F54])/3" office:value-type="float" office:value="76.304787851">
            <text:p>76,3048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55])/3" office:value-type="float" office:value="40957">
            <text:p>40957,00</text:p>
          </table:table-cell>
          <table:table-cell table:style-name="ce24"/>
          <table:table-cell table:style-name="ce11"/>
          <table:table-cell table:number-columns-repeated="2"/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2:Comparison.A2 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2.134cm" svg:y="2.217cm">
            <draw:object draw:notify-on-update-of-ranges="Comparison.A2:Comparison.A2 Comparison.A28:Comparison.A28 Comparison.C2:Comparison.C2 Comparison.C28:Comparison.C28 Comparison.D2:Comparison.D2 Comparison.D28:Comparison.D28 Comparison.E2:Comparison.E2 Comparison.E28:Comparison.E28 Comparison.F2:Comparison.F2 Comparison.F28:Comparison.F28 Comparison.G2:Comparison.G2 Comparison.G28:Comparison.G28 Comparison.H2:Comparison.H2 Comparison.H28:Comparison.H28 Comparison.I2:Comparison.I2 Comparison.I28:Comparison.I28 Comparison.J2:Comparison.J2 Comparison.J28:Comparison.J28 Comparison.K2:Comparison.K2 Comparison.K28:Comparison.K28 Comparison.L2:Comparison.L2 Comparison.L28:Comparison.L28 Comparison.M2:Comparison.M2 Comparison.M28:Comparison.M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4">
          <table:table-cell table:style-name="ce48" office:value-type="string" table:number-columns-spanned="13" table:number-rows-spanned="1">
            <text:p><text:span text:style-name="T1">Size obtained in each reduction process</text:span></text:p>
          </table:table-cell>
          <table:covered-table-cell table:number-columns-repeated="12" table:style-name="ce52"/>
        </table:table-row>
        <table:table-row table:style-name="ro1">
          <table:table-cell table:style-name="ce49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 K=2</text:p>
          </table:table-cell>
          <table:table-cell table:style-name="ce6" office:value-type="string">
            <text:p>WP K=3</text:p>
          </table:table-cell>
          <table:table-cell table:style-name="ce6" office:value-type="string">
            <text:p>WP K=4</text:p>
          </table:table-cell>
          <table:table-cell table:style-name="ce6" office:value-type="string">
            <text:p>WP K=5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9" office:value-type="string">
            <text:p>Memetic</text:p>
          </table:table-cell>
        </table:table-row>
        <table:table-row table:style-name="ro1">
          <table:table-cell table:style-name="ce50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table:formula="of:=[Sifting.D3]" office:value-type="float" office:value="444">
            <text:p>444</text:p>
          </table:table-cell>
          <table:table-cell table:style-name="ce7" table:formula="of:=['Sifting (variables taken in original order)'.D3]" office:value-type="float" office:value="321">
            <text:p>321</text:p>
          </table:table-cell>
          <table:table-cell table:style-name="ce23" table:formula="of:=['Sifting (random variable order)'.D87]" office:value-type="float" office:value="249">
            <text:p>249,00</text:p>
          </table:table-cell>
          <table:table-cell table:style-name="ce7" table:formula="of:=['Window Permutation'.D3]" office:value-type="float" office:value="1079">
            <text:p>1079</text:p>
          </table:table-cell>
          <table:table-cell table:style-name="ce7" table:formula="of:=['Window Permutation'.D31]" office:value-type="float" office:value="1071">
            <text:p>1071</text:p>
          </table:table-cell>
          <table:table-cell table:style-name="ce7" table:formula="of:=['Window Permutation'.D59]" office:value-type="float" office:value="1027">
            <text:p>1027</text:p>
          </table:table-cell>
          <table:table-cell table:style-name="ce7" table:formula="of:=['Window Permutation'.D87]" office:value-type="float" office:value="1025">
            <text:p>1025</text:p>
          </table:table-cell>
          <table:table-cell table:style-name="ce23" table:formula="of:=[RandomSwapper.D87]" office:value-type="float" office:value="1063">
            <text:p>1063,00</text:p>
          </table:table-cell>
          <table:table-cell table:style-name="ce23" table:formula="of:=['Genetic Algorithm (pop=8, Ngen=100)'.D87]" office:value-type="float" office:value="992.666666666667">
            <text:p>992,67</text:p>
          </table:table-cell>
          <table:table-cell table:style-name="ce53" table:formula="of:=['Memetic Algorithm (pop=20, Ngen=100)'.D87]" office:value-type="float" office:value="757">
            <text:p>757,00</text:p>
          </table:table-cell>
        </table:table-row>
        <table:table-row table:style-name="ro1">
          <table:table-cell table:style-name="ce50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table:formula="of:=[Sifting.D4]" office:value-type="float" office:value="54">
            <text:p>54</text:p>
          </table:table-cell>
          <table:table-cell table:style-name="ce7" table:formula="of:=['Sifting (variables taken in original order)'.D4]" office:value-type="float" office:value="47">
            <text:p>47</text:p>
          </table:table-cell>
          <table:table-cell table:style-name="ce23" table:formula="of:=['Sifting (random variable order)'.D88]" office:value-type="float" office:value="50.3333333333333">
            <text:p>50,33</text:p>
          </table:table-cell>
          <table:table-cell table:style-name="ce7" table:formula="of:=['Window Permutation'.D4]" office:value-type="float" office:value="82">
            <text:p>82</text:p>
          </table:table-cell>
          <table:table-cell table:style-name="ce7" table:formula="of:=['Window Permutation'.D32]" office:value-type="float" office:value="79">
            <text:p>79</text:p>
          </table:table-cell>
          <table:table-cell table:style-name="ce7" table:formula="of:=['Window Permutation'.D60]" office:value-type="float" office:value="78">
            <text:p>78</text:p>
          </table:table-cell>
          <table:table-cell table:style-name="ce7" table:formula="of:=['Window Permutation'.D88]" office:value-type="float" office:value="77">
            <text:p>77</text:p>
          </table:table-cell>
          <table:table-cell table:style-name="ce23" table:formula="of:=[RandomSwapper.D88]" office:value-type="float" office:value="80">
            <text:p>80,00</text:p>
          </table:table-cell>
          <table:table-cell table:style-name="ce23" table:formula="of:=['Genetic Algorithm (pop=8, Ngen=100)'.D88]" office:value-type="float" office:value="69.3333333333333">
            <text:p>69,33</text:p>
          </table:table-cell>
          <table:table-cell table:style-name="ce53" table:formula="of:=['Memetic Algorithm (pop=20, Ngen=100)'.D88]" office:value-type="float" office:value="61.3333333333333">
            <text:p>61,33</text:p>
          </table:table-cell>
        </table:table-row>
        <table:table-row table:style-name="ro1">
          <table:table-cell table:style-name="ce50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table:formula="of:=[Sifting.D5]" office:value-type="float" office:value="18">
            <text:p>18</text:p>
          </table:table-cell>
          <table:table-cell table:style-name="ce7" table:formula="of:=['Sifting (variables taken in original order)'.D5]" office:value-type="float" office:value="18">
            <text:p>18</text:p>
          </table:table-cell>
          <table:table-cell table:style-name="ce23" table:formula="of:=['Sifting (random variable order)'.D89]" office:value-type="float" office:value="18">
            <text:p>18,00</text:p>
          </table:table-cell>
          <table:table-cell table:style-name="ce7" table:formula="of:=['Window Permutation'.D5]" office:value-type="float" office:value="18">
            <text:p>18</text:p>
          </table:table-cell>
          <table:table-cell table:style-name="ce7" table:formula="of:=['Window Permutation'.D33]" office:value-type="float" office:value="18">
            <text:p>18</text:p>
          </table:table-cell>
          <table:table-cell table:style-name="ce7" table:formula="of:=['Window Permutation'.D61]" office:value-type="float" office:value="18">
            <text:p>18</text:p>
          </table:table-cell>
          <table:table-cell table:style-name="ce7" table:formula="of:=['Window Permutation'.D89]" office:value-type="float" office:value="18">
            <text:p>18</text:p>
          </table:table-cell>
          <table:table-cell table:style-name="ce23" table:formula="of:=[RandomSwapper.D89]" office:value-type="float" office:value="18">
            <text:p>18,00</text:p>
          </table:table-cell>
          <table:table-cell table:style-name="ce23" table:formula="of:=['Genetic Algorithm (pop=8, Ngen=100)'.D89]" office:value-type="float" office:value="18">
            <text:p>18,00</text:p>
          </table:table-cell>
          <table:table-cell table:style-name="ce53" table:formula="of:=['Memetic Algorithm (pop=20, Ngen=100)'.D89]" office:value-type="float" office:value="18">
            <text:p>18,00</text:p>
          </table:table-cell>
        </table:table-row>
        <table:table-row table:style-name="ro1">
          <table:table-cell table:style-name="ce50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table:formula="of:=[Sifting.D6]" office:value-type="float" office:value="25">
            <text:p>25</text:p>
          </table:table-cell>
          <table:table-cell table:style-name="ce7" table:formula="of:=['Sifting (variables taken in original order)'.D6]" office:value-type="float" office:value="25">
            <text:p>25</text:p>
          </table:table-cell>
          <table:table-cell table:style-name="ce23" table:formula="of:=['Sifting (random variable order)'.D90]" office:value-type="float" office:value="25.6666666666667">
            <text:p>25,67</text:p>
          </table:table-cell>
          <table:table-cell table:style-name="ce7" table:formula="of:=['Window Permutation'.D6]" office:value-type="float" office:value="29">
            <text:p>29</text:p>
          </table:table-cell>
          <table:table-cell table:style-name="ce7" table:formula="of:=['Window Permutation'.D34]" office:value-type="float" office:value="28">
            <text:p>28</text:p>
          </table:table-cell>
          <table:table-cell table:style-name="ce7" table:formula="of:=['Window Permutation'.D62]" office:value-type="float" office:value="27">
            <text:p>27</text:p>
          </table:table-cell>
          <table:table-cell table:style-name="ce7" table:formula="of:=['Window Permutation'.D90]" office:value-type="float" office:value="26">
            <text:p>26</text:p>
          </table:table-cell>
          <table:table-cell table:style-name="ce23" table:formula="of:=[RandomSwapper.D90]" office:value-type="float" office:value="26.3333333333333">
            <text:p>26,33</text:p>
          </table:table-cell>
          <table:table-cell table:style-name="ce23" table:formula="of:=['Genetic Algorithm (pop=8, Ngen=100)'.D90]" office:value-type="float" office:value="28">
            <text:p>28,00</text:p>
          </table:table-cell>
          <table:table-cell table:style-name="ce53" table:formula="of:=['Memetic Algorithm (pop=20, Ngen=100)'.D90]" office:value-type="float" office:value="28">
            <text:p>28,00</text:p>
          </table:table-cell>
        </table:table-row>
        <table:table-row table:style-name="ro1">
          <table:table-cell table:style-name="ce50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table:formula="of:=[Sifting.D7]" office:value-type="float" office:value="32">
            <text:p>32</text:p>
          </table:table-cell>
          <table:table-cell table:style-name="ce7" table:formula="of:=['Sifting (variables taken in original order)'.D7]" office:value-type="float" office:value="32">
            <text:p>32</text:p>
          </table:table-cell>
          <table:table-cell table:style-name="ce23" table:formula="of:=['Sifting (random variable order)'.D91]" office:value-type="float" office:value="32">
            <text:p>32,00</text:p>
          </table:table-cell>
          <table:table-cell table:style-name="ce7" table:formula="of:=['Window Permutation'.D7]" office:value-type="float" office:value="34">
            <text:p>34</text:p>
          </table:table-cell>
          <table:table-cell table:style-name="ce7" table:formula="of:=['Window Permutation'.D35]" office:value-type="float" office:value="33">
            <text:p>33</text:p>
          </table:table-cell>
          <table:table-cell table:style-name="ce7" table:formula="of:=['Window Permutation'.D63]" office:value-type="float" office:value="33">
            <text:p>33</text:p>
          </table:table-cell>
          <table:table-cell table:style-name="ce7" table:formula="of:=['Window Permutation'.D91]" office:value-type="float" office:value="34">
            <text:p>34</text:p>
          </table:table-cell>
          <table:table-cell table:style-name="ce23" table:formula="of:=[RandomSwapper.D91]" office:value-type="float" office:value="37.3333333333333">
            <text:p>37,33</text:p>
          </table:table-cell>
          <table:table-cell table:style-name="ce23" table:formula="of:=['Genetic Algorithm (pop=8, Ngen=100)'.D91]" office:value-type="float" office:value="34">
            <text:p>34,00</text:p>
          </table:table-cell>
          <table:table-cell table:style-name="ce53" table:formula="of:=['Memetic Algorithm (pop=20, Ngen=100)'.D91]" office:value-type="float" office:value="59.6666666666667">
            <text:p>59,67</text:p>
          </table:table-cell>
        </table:table-row>
        <table:table-row table:style-name="ro1">
          <table:table-cell table:style-name="ce50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table:formula="of:=[Sifting.D8]" office:value-type="float" office:value="9152">
            <text:p>9152</text:p>
          </table:table-cell>
          <table:table-cell table:style-name="ce7" table:formula="of:=['Sifting (variables taken in original order)'.D8]" office:value-type="float" office:value="6589">
            <text:p>6589</text:p>
          </table:table-cell>
          <table:table-cell table:style-name="ce23" table:formula="of:=['Sifting (random variable order)'.D92]" office:value-type="float" office:value="8096.66666666667">
            <text:p>8096,67</text:p>
          </table:table-cell>
          <table:table-cell table:style-name="ce7" table:formula="of:=['Window Permutation'.D8]" office:value-type="float" office:value="30985">
            <text:p>30985</text:p>
          </table:table-cell>
          <table:table-cell table:style-name="ce7" table:formula="of:=['Window Permutation'.D36]" office:value-type="float" office:value="30467">
            <text:p>30467</text:p>
          </table:table-cell>
          <table:table-cell table:style-name="ce7" table:formula="of:=['Window Permutation'.D64]" office:value-type="float" office:value="29535">
            <text:p>29535</text:p>
          </table:table-cell>
          <table:table-cell table:style-name="ce7" table:formula="of:=['Window Permutation'.D92]" office:value-type="float" office:value="28527">
            <text:p>28527</text:p>
          </table:table-cell>
          <table:table-cell table:style-name="ce23" table:formula="of:=[RandomSwapper.D92]" office:value-type="float" office:value="31154.3333333333">
            <text:p>31154,33</text:p>
          </table:table-cell>
          <table:table-cell table:style-name="ce23" table:formula="of:=['Genetic Algorithm (pop=8, Ngen=100)'.D92]" office:value-type="float" office:value="31519">
            <text:p>31519,00</text:p>
          </table:table-cell>
          <table:table-cell table:style-name="ce53" table:formula="of:=['Memetic Algorithm (pop=20, Ngen=100)'.D92]" office:value-type="float" office:value="31519">
            <text:p>31519,00</text:p>
          </table:table-cell>
        </table:table-row>
        <table:table-row table:style-name="ro1">
          <table:table-cell table:style-name="ce50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table:formula="of:=[Sifting.D9]" office:value-type="float" office:value="35">
            <text:p>35</text:p>
          </table:table-cell>
          <table:table-cell table:style-name="ce7" table:formula="of:=['Sifting (variables taken in original order)'.D9]" office:value-type="float" office:value="35">
            <text:p>35</text:p>
          </table:table-cell>
          <table:table-cell table:style-name="ce23" table:formula="of:=['Sifting (random variable order)'.D93]" office:value-type="float" office:value="35">
            <text:p>35,00</text:p>
          </table:table-cell>
          <table:table-cell table:style-name="ce7" table:formula="of:=['Window Permutation'.D9]" office:value-type="float" office:value="76">
            <text:p>76</text:p>
          </table:table-cell>
          <table:table-cell table:style-name="ce7" table:formula="of:=['Window Permutation'.D37]" office:value-type="float" office:value="72">
            <text:p>72</text:p>
          </table:table-cell>
          <table:table-cell table:style-name="ce7" table:formula="of:=['Window Permutation'.D65]" office:value-type="float" office:value="68">
            <text:p>68</text:p>
          </table:table-cell>
          <table:table-cell table:style-name="ce7" table:formula="of:=['Window Permutation'.D93]" office:value-type="float" office:value="62">
            <text:p>62</text:p>
          </table:table-cell>
          <table:table-cell table:style-name="ce23" table:formula="of:=[RandomSwapper.D93]" office:value-type="float" office:value="72.6666666666667">
            <text:p>72,67</text:p>
          </table:table-cell>
          <table:table-cell table:style-name="ce23" table:formula="of:=['Genetic Algorithm (pop=8, Ngen=100)'.D93]" office:value-type="float" office:value="64.3333333333333">
            <text:p>64,33</text:p>
          </table:table-cell>
          <table:table-cell table:style-name="ce53" table:formula="of:=['Memetic Algorithm (pop=20, Ngen=100)'.D93]" office:value-type="float" office:value="38.6666666666667">
            <text:p>38,67</text:p>
          </table:table-cell>
        </table:table-row>
        <table:table-row table:style-name="ro1">
          <table:table-cell table:style-name="ce50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7" table:formula="of:=[Sifting.D10]" office:value-type="float" office:value="34">
            <text:p>34</text:p>
          </table:table-cell>
          <table:table-cell table:style-name="ce7" table:formula="of:=['Sifting (variables taken in original order)'.D10]" office:value-type="float" office:value="34">
            <text:p>34</text:p>
          </table:table-cell>
          <table:table-cell table:style-name="ce23" table:formula="of:=['Sifting (random variable order)'.D94]" office:value-type="float" office:value="34">
            <text:p>34,00</text:p>
          </table:table-cell>
          <table:table-cell table:style-name="ce7" table:formula="of:=['Window Permutation'.D10]" office:value-type="float" office:value="34">
            <text:p>34</text:p>
          </table:table-cell>
          <table:table-cell table:style-name="ce7" table:formula="of:=['Window Permutation'.D38]" office:value-type="float" office:value="34">
            <text:p>34</text:p>
          </table:table-cell>
          <table:table-cell table:style-name="ce7" table:formula="of:=['Window Permutation'.D66]" office:value-type="float" office:value="34">
            <text:p>34</text:p>
          </table:table-cell>
          <table:table-cell table:style-name="ce7" table:formula="of:=['Window Permutation'.D94]" office:value-type="float" office:value="34">
            <text:p>34</text:p>
          </table:table-cell>
          <table:table-cell table:style-name="ce23" table:formula="of:=[RandomSwapper.D94]" office:value-type="float" office:value="34">
            <text:p>34,00</text:p>
          </table:table-cell>
          <table:table-cell table:style-name="ce23" table:formula="of:=['Genetic Algorithm (pop=8, Ngen=100)'.D94]" office:value-type="float" office:value="34">
            <text:p>34,00</text:p>
          </table:table-cell>
          <table:table-cell table:style-name="ce53" table:formula="of:=['Memetic Algorithm (pop=20, Ngen=100)'.D94]" office:value-type="float" office:value="34">
            <text:p>34,00</text:p>
          </table:table-cell>
        </table:table-row>
        <table:table-row table:style-name="ro1">
          <table:table-cell table:style-name="ce50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table:formula="of:=[Sifting.D11]" office:value-type="float" office:value="37">
            <text:p>37</text:p>
          </table:table-cell>
          <table:table-cell table:style-name="ce7" table:formula="of:=['Sifting (variables taken in original order)'.D11]" office:value-type="float" office:value="37">
            <text:p>37</text:p>
          </table:table-cell>
          <table:table-cell table:style-name="ce23" table:formula="of:=['Sifting (random variable order)'.D95]" office:value-type="float" office:value="37">
            <text:p>37,00</text:p>
          </table:table-cell>
          <table:table-cell table:style-name="ce7" table:formula="of:=['Window Permutation'.D11]" office:value-type="float" office:value="45">
            <text:p>45</text:p>
          </table:table-cell>
          <table:table-cell table:style-name="ce7" table:formula="of:=['Window Permutation'.D39]" office:value-type="float" office:value="45">
            <text:p>45</text:p>
          </table:table-cell>
          <table:table-cell table:style-name="ce7" table:formula="of:=['Window Permutation'.D67]" office:value-type="float" office:value="45">
            <text:p>45</text:p>
          </table:table-cell>
          <table:table-cell table:style-name="ce7" table:formula="of:=['Window Permutation'.D95]" office:value-type="float" office:value="45">
            <text:p>45</text:p>
          </table:table-cell>
          <table:table-cell table:style-name="ce23" table:formula="of:=[RandomSwapper.D95]" office:value-type="float" office:value="44">
            <text:p>44,00</text:p>
          </table:table-cell>
          <table:table-cell table:style-name="ce23" table:formula="of:=['Genetic Algorithm (pop=8, Ngen=100)'.D95]" office:value-type="float" office:value="48">
            <text:p>48,00</text:p>
          </table:table-cell>
          <table:table-cell table:style-name="ce53" table:formula="of:=['Memetic Algorithm (pop=20, Ngen=100)'.D95]" office:value-type="float" office:value="74">
            <text:p>74,00</text:p>
          </table:table-cell>
        </table:table-row>
        <table:table-row table:style-name="ro1">
          <table:table-cell table:style-name="ce50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2]" office:value-type="float" office:value="97">
            <text:p>97</text:p>
          </table:table-cell>
          <table:table-cell table:style-name="ce7" table:formula="of:=['Sifting (variables taken in original order)'.D12]" office:value-type="float" office:value="101">
            <text:p>101</text:p>
          </table:table-cell>
          <table:table-cell table:style-name="ce23" table:formula="of:=['Sifting (random variable order)'.D96]" office:value-type="float" office:value="206.333333333333">
            <text:p>206,33</text:p>
          </table:table-cell>
          <table:table-cell table:style-name="ce7" table:formula="of:=['Window Permutation'.D12]" office:value-type="float" office:value="40957">
            <text:p>40957</text:p>
          </table:table-cell>
          <table:table-cell table:style-name="ce7" table:formula="of:=['Window Permutation'.D40]" office:value-type="float" office:value="32765">
            <text:p>32765</text:p>
          </table:table-cell>
          <table:table-cell table:style-name="ce7" table:formula="of:=['Window Permutation'.D68]" office:value-type="float" office:value="26621">
            <text:p>26621</text:p>
          </table:table-cell>
          <table:table-cell table:style-name="ce7" table:formula="of:=['Window Permutation'.D96]" office:value-type="float" office:value="19453">
            <text:p>19453</text:p>
          </table:table-cell>
          <table:table-cell table:style-name="ce23" table:formula="of:=[RandomSwapper.D96]" office:value-type="float" office:value="33782.3333333333">
            <text:p>33782,33</text:p>
          </table:table-cell>
          <table:table-cell table:style-name="ce23" table:formula="of:=['Genetic Algorithm (pop=8, Ngen=100)'.D96]" office:value-type="float" office:value="40957">
            <text:p>40957,00</text:p>
          </table:table-cell>
          <table:table-cell table:style-name="ce53" table:formula="of:=['Memetic Algorithm (pop=20, Ngen=100)'.D96]" office:value-type="float" office:value="40957">
            <text:p>40957,00</text:p>
          </table:table-cell>
        </table:table-row>
        <table:table-row table:style-name="ro1">
          <table:table-cell table:style-name="ce50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table:formula="of:=[Sifting.D13]" office:value-type="float" office:value="68">
            <text:p>68</text:p>
          </table:table-cell>
          <table:table-cell table:style-name="ce7" table:formula="of:=['Sifting (variables taken in original order)'.D13]" office:value-type="float" office:value="68">
            <text:p>68</text:p>
          </table:table-cell>
          <table:table-cell table:style-name="ce23" table:formula="of:=['Sifting (random variable order)'.D97]" office:value-type="float" office:value="90.3333333333333">
            <text:p>90,33</text:p>
          </table:table-cell>
          <table:table-cell table:style-name="ce7" table:formula="of:=['Window Permutation'.D13]" office:value-type="float" office:value="307">
            <text:p>307</text:p>
          </table:table-cell>
          <table:table-cell table:style-name="ce7" table:formula="of:=['Window Permutation'.D41]" office:value-type="float" office:value="303">
            <text:p>303</text:p>
          </table:table-cell>
          <table:table-cell table:style-name="ce7" table:formula="of:=['Window Permutation'.D69]" office:value-type="float" office:value="299">
            <text:p>299</text:p>
          </table:table-cell>
          <table:table-cell table:style-name="ce7" table:formula="of:=['Window Permutation'.D97]" office:value-type="float" office:value="291">
            <text:p>291</text:p>
          </table:table-cell>
          <table:table-cell table:style-name="ce23" table:formula="of:=[RandomSwapper.D97]" office:value-type="float" office:value="301.333333333333">
            <text:p>301,33</text:p>
          </table:table-cell>
          <table:table-cell table:style-name="ce23" table:formula="of:=['Genetic Algorithm (pop=8, Ngen=100)'.D97]" office:value-type="float" office:value="158.666666666667">
            <text:p>158,67</text:p>
          </table:table-cell>
          <table:table-cell table:style-name="ce53" table:formula="of:=['Memetic Algorithm (pop=20, Ngen=100)'.D97]" office:value-type="float" office:value="129">
            <text:p>129,00</text:p>
          </table:table-cell>
        </table:table-row>
        <table:table-row table:style-name="ro1">
          <table:table-cell table:style-name="ce50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table:formula="of:=[Sifting.D14]" office:value-type="float" office:value="32">
            <text:p>32</text:p>
          </table:table-cell>
          <table:table-cell table:style-name="ce7" table:formula="of:=['Sifting (variables taken in original order)'.D14]" office:value-type="float" office:value="32">
            <text:p>32</text:p>
          </table:table-cell>
          <table:table-cell table:style-name="ce23" table:formula="of:=['Sifting (random variable order)'.D98]" office:value-type="float" office:value="32">
            <text:p>32,00</text:p>
          </table:table-cell>
          <table:table-cell table:style-name="ce7" table:formula="of:=['Window Permutation'.D14]" office:value-type="float" office:value="34">
            <text:p>34</text:p>
          </table:table-cell>
          <table:table-cell table:style-name="ce7" table:formula="of:=['Window Permutation'.D42]" office:value-type="float" office:value="33">
            <text:p>33</text:p>
          </table:table-cell>
          <table:table-cell table:style-name="ce7" table:formula="of:=['Window Permutation'.D70]" office:value-type="float" office:value="32">
            <text:p>32</text:p>
          </table:table-cell>
          <table:table-cell table:style-name="ce7" table:formula="of:=['Window Permutation'.D98]" office:value-type="float" office:value="32">
            <text:p>32</text:p>
          </table:table-cell>
          <table:table-cell table:style-name="ce23" table:formula="of:=[RandomSwapper.D98]" office:value-type="float" office:value="34">
            <text:p>34,00</text:p>
          </table:table-cell>
          <table:table-cell table:style-name="ce23" table:formula="of:=['Genetic Algorithm (pop=8, Ngen=100)'.D98]" office:value-type="float" office:value="42.6666666666667">
            <text:p>42,67</text:p>
          </table:table-cell>
          <table:table-cell table:style-name="ce53" table:formula="of:=['Memetic Algorithm (pop=20, Ngen=100)'.D98]" office:value-type="float" office:value="56">
            <text:p>56,00</text:p>
          </table:table-cell>
        </table:table-row>
        <table:table-row table:style-name="ro1">
          <table:table-cell table:style-name="ce50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table:formula="of:=[Sifting.D15]" office:value-type="float" office:value="39">
            <text:p>39</text:p>
          </table:table-cell>
          <table:table-cell table:style-name="ce7" table:formula="of:=['Sifting (variables taken in original order)'.D15]" office:value-type="float" office:value="39">
            <text:p>39</text:p>
          </table:table-cell>
          <table:table-cell table:style-name="ce23" table:formula="of:=['Sifting (random variable order)'.D99]" office:value-type="float" office:value="39">
            <text:p>39,00</text:p>
          </table:table-cell>
          <table:table-cell table:style-name="ce7" table:formula="of:=['Window Permutation'.D15]" office:value-type="float" office:value="40">
            <text:p>40</text:p>
          </table:table-cell>
          <table:table-cell table:style-name="ce7" table:formula="of:=['Window Permutation'.D43]" office:value-type="float" office:value="39">
            <text:p>39</text:p>
          </table:table-cell>
          <table:table-cell table:style-name="ce7" table:formula="of:=['Window Permutation'.D71]" office:value-type="float" office:value="39">
            <text:p>39</text:p>
          </table:table-cell>
          <table:table-cell table:style-name="ce7" table:formula="of:=['Window Permutation'.D99]" office:value-type="float" office:value="39">
            <text:p>39</text:p>
          </table:table-cell>
          <table:table-cell table:style-name="ce23" table:formula="of:=[RandomSwapper.D99]" office:value-type="float" office:value="40">
            <text:p>40,00</text:p>
          </table:table-cell>
          <table:table-cell table:style-name="ce23" table:formula="of:=['Genetic Algorithm (pop=8, Ngen=100)'.D99]" office:value-type="float" office:value="44">
            <text:p>44,00</text:p>
          </table:table-cell>
          <table:table-cell table:style-name="ce53" table:formula="of:=['Memetic Algorithm (pop=20, Ngen=100)'.D99]" office:value-type="float" office:value="39.3333333333333">
            <text:p>39,33</text:p>
          </table:table-cell>
        </table:table-row>
        <table:table-row table:style-name="ro1">
          <table:table-cell table:style-name="ce50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table:formula="of:=[Sifting.D16]" office:value-type="float" office:value="78">
            <text:p>78</text:p>
          </table:table-cell>
          <table:table-cell table:style-name="ce7" table:formula="of:=['Sifting (variables taken in original order)'.D16]" office:value-type="float" office:value="78">
            <text:p>78</text:p>
          </table:table-cell>
          <table:table-cell table:style-name="ce23" table:formula="of:=['Sifting (random variable order)'.D100]" office:value-type="float" office:value="77.3333333333333">
            <text:p>77,33</text:p>
          </table:table-cell>
          <table:table-cell table:style-name="ce7" table:formula="of:=['Window Permutation'.D16]" office:value-type="float" office:value="197">
            <text:p>197</text:p>
          </table:table-cell>
          <table:table-cell table:style-name="ce7" table:formula="of:=['Window Permutation'.D44]" office:value-type="float" office:value="191">
            <text:p>191</text:p>
          </table:table-cell>
          <table:table-cell table:style-name="ce7" table:formula="of:=['Window Permutation'.D72]" office:value-type="float" office:value="188">
            <text:p>188</text:p>
          </table:table-cell>
          <table:table-cell table:style-name="ce7" table:formula="of:=['Window Permutation'.D100]" office:value-type="float" office:value="184">
            <text:p>184</text:p>
          </table:table-cell>
          <table:table-cell table:style-name="ce23" table:formula="of:=[RandomSwapper.D100]" office:value-type="float" office:value="166.333333333333">
            <text:p>166,33</text:p>
          </table:table-cell>
          <table:table-cell table:style-name="ce23" table:formula="of:=['Genetic Algorithm (pop=8, Ngen=100)'.D100]" office:value-type="float" office:value="203">
            <text:p>203,00</text:p>
          </table:table-cell>
          <table:table-cell table:style-name="ce53" table:formula="of:=['Memetic Algorithm (pop=20, Ngen=100)'.D100]" office:value-type="float" office:value="106">
            <text:p>106,00</text:p>
          </table:table-cell>
        </table:table-row>
        <table:table-row table:style-name="ro1">
          <table:table-cell table:style-name="ce50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table:formula="of:=[Sifting.D17]" office:value-type="float" office:value="43">
            <text:p>43</text:p>
          </table:table-cell>
          <table:table-cell table:style-name="ce7" table:formula="of:=['Sifting (variables taken in original order)'.D17]" office:value-type="float" office:value="46">
            <text:p>46</text:p>
          </table:table-cell>
          <table:table-cell table:style-name="ce23" table:formula="of:=['Sifting (random variable order)'.D101]" office:value-type="float" office:value="45.6666666666667">
            <text:p>45,67</text:p>
          </table:table-cell>
          <table:table-cell table:style-name="ce7" table:formula="of:=['Window Permutation'.D17]" office:value-type="float" office:value="140">
            <text:p>140</text:p>
          </table:table-cell>
          <table:table-cell table:style-name="ce7" table:formula="of:=['Window Permutation'.D45]" office:value-type="float" office:value="136">
            <text:p>136</text:p>
          </table:table-cell>
          <table:table-cell table:style-name="ce7" table:formula="of:=['Window Permutation'.D73]" office:value-type="float" office:value="134">
            <text:p>134</text:p>
          </table:table-cell>
          <table:table-cell table:style-name="ce7" table:formula="of:=['Window Permutation'.D101]" office:value-type="float" office:value="132">
            <text:p>132</text:p>
          </table:table-cell>
          <table:table-cell table:style-name="ce23" table:formula="of:=[RandomSwapper.D101]" office:value-type="float" office:value="126">
            <text:p>126,00</text:p>
          </table:table-cell>
          <table:table-cell table:style-name="ce23" table:formula="of:=['Genetic Algorithm (pop=8, Ngen=100)'.D101]" office:value-type="float" office:value="104.333333333333">
            <text:p>104,33</text:p>
          </table:table-cell>
          <table:table-cell table:style-name="ce53" table:formula="of:=['Memetic Algorithm (pop=20, Ngen=100)'.D101]" office:value-type="float" office:value="68.3333333333333">
            <text:p>68,33</text:p>
          </table:table-cell>
        </table:table-row>
        <table:table-row table:style-name="ro1">
          <table:table-cell table:style-name="ce50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8]" office:value-type="float" office:value="97">
            <text:p>97</text:p>
          </table:table-cell>
          <table:table-cell table:style-name="ce7" table:formula="of:=['Sifting (variables taken in original order)'.D18]" office:value-type="float" office:value="101">
            <text:p>101</text:p>
          </table:table-cell>
          <table:table-cell table:style-name="ce23" table:formula="of:=['Sifting (random variable order)'.D102]" office:value-type="float" office:value="206.333333333333">
            <text:p>206,33</text:p>
          </table:table-cell>
          <table:table-cell table:style-name="ce7" table:formula="of:=['Window Permutation'.D18]" office:value-type="float" office:value="40957">
            <text:p>40957</text:p>
          </table:table-cell>
          <table:table-cell table:style-name="ce7" table:formula="of:=['Window Permutation'.D46]" office:value-type="float" office:value="32765">
            <text:p>32765</text:p>
          </table:table-cell>
          <table:table-cell table:style-name="ce7" table:formula="of:=['Window Permutation'.D74]" office:value-type="float" office:value="26621">
            <text:p>26621</text:p>
          </table:table-cell>
          <table:table-cell table:style-name="ce7" table:formula="of:=['Window Permutation'.D102]" office:value-type="float" office:value="19453">
            <text:p>19453</text:p>
          </table:table-cell>
          <table:table-cell table:style-name="ce23" table:formula="of:=[RandomSwapper.D102]" office:value-type="float" office:value="33782.3333333333">
            <text:p>33782,33</text:p>
          </table:table-cell>
          <table:table-cell table:style-name="ce23" table:formula="of:=['Genetic Algorithm (pop=8, Ngen=100)'.D102]" office:value-type="float" office:value="3430.33333333333">
            <text:p>3430,33</text:p>
          </table:table-cell>
          <table:table-cell table:style-name="ce53" table:formula="of:=['Memetic Algorithm (pop=20, Ngen=100)'.D102]" office:value-type="float" office:value="40957">
            <text:p>40957,00</text:p>
          </table:table-cell>
        </table:table-row>
        <table:table-row table:style-name="ro1">
          <table:table-cell table:style-name="ce50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table:formula="of:=[Sifting.D19]" office:value-type="float" office:value="60">
            <text:p>60</text:p>
          </table:table-cell>
          <table:table-cell table:style-name="ce7" table:formula="of:=['Sifting (variables taken in original order)'.D19]" office:value-type="float" office:value="62">
            <text:p>62</text:p>
          </table:table-cell>
          <table:table-cell table:style-name="ce23" table:formula="of:=['Sifting (random variable order)'.D103]" office:value-type="float" office:value="62">
            <text:p>62,00</text:p>
          </table:table-cell>
          <table:table-cell table:style-name="ce7" table:formula="of:=['Window Permutation'.D19]" office:value-type="float" office:value="124">
            <text:p>124</text:p>
          </table:table-cell>
          <table:table-cell table:style-name="ce7" table:formula="of:=['Window Permutation'.D47]" office:value-type="float" office:value="120">
            <text:p>120</text:p>
          </table:table-cell>
          <table:table-cell table:style-name="ce7" table:formula="of:=['Window Permutation'.D75]" office:value-type="float" office:value="116">
            <text:p>116</text:p>
          </table:table-cell>
          <table:table-cell table:style-name="ce7" table:formula="of:=['Window Permutation'.D103]" office:value-type="float" office:value="110">
            <text:p>110</text:p>
          </table:table-cell>
          <table:table-cell table:style-name="ce23" table:formula="of:=[RandomSwapper.D103]" office:value-type="float" office:value="113.333333333333">
            <text:p>113,33</text:p>
          </table:table-cell>
          <table:table-cell table:style-name="ce23" table:formula="of:=['Genetic Algorithm (pop=8, Ngen=100)'.D103]" office:value-type="float" office:value="136">
            <text:p>136,00</text:p>
          </table:table-cell>
          <table:table-cell table:style-name="ce53" table:formula="of:=['Memetic Algorithm (pop=20, Ngen=100)'.D103]" office:value-type="float" office:value="130">
            <text:p>130,00</text:p>
          </table:table-cell>
        </table:table-row>
        <table:table-row table:style-name="ro1">
          <table:table-cell table:style-name="ce50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table:formula="of:=[Sifting.D20]" office:value-type="float" office:value="6">
            <text:p>6</text:p>
          </table:table-cell>
          <table:table-cell table:style-name="ce7" table:formula="of:=['Sifting (variables taken in original order)'.D20]" office:value-type="float" office:value="6">
            <text:p>6</text:p>
          </table:table-cell>
          <table:table-cell table:style-name="ce23" table:formula="of:=['Sifting (random variable order)'.D104]" office:value-type="float" office:value="6">
            <text:p>6,00</text:p>
          </table:table-cell>
          <table:table-cell table:style-name="ce7" table:formula="of:=['Window Permutation'.D20]" office:value-type="float" office:value="6">
            <text:p>6</text:p>
          </table:table-cell>
          <table:table-cell table:style-name="ce7" table:formula="of:=['Window Permutation'.D48]" office:value-type="float" office:value="6">
            <text:p>6</text:p>
          </table:table-cell>
          <table:table-cell table:style-name="ce7" table:formula="of:=['Window Permutation'.D76]" office:value-type="float" office:value="6">
            <text:p>6</text:p>
          </table:table-cell>
          <table:table-cell table:style-name="ce7" table:formula="of:=['Window Permutation'.D104]" office:value-type="float" office:value="6">
            <text:p>6</text:p>
          </table:table-cell>
          <table:table-cell table:style-name="ce23" table:formula="of:=[RandomSwapper.D104]" office:value-type="float" office:value="6">
            <text:p>6,00</text:p>
          </table:table-cell>
          <table:table-cell table:style-name="ce23" table:formula="of:=['Genetic Algorithm (pop=8, Ngen=100)'.D104]" office:value-type="float" office:value="6">
            <text:p>6,00</text:p>
          </table:table-cell>
          <table:table-cell table:style-name="ce53" table:formula="of:=['Memetic Algorithm (pop=20, Ngen=100)'.D104]" office:value-type="float" office:value="6">
            <text:p>6,00</text:p>
          </table:table-cell>
        </table:table-row>
        <table:table-row table:style-name="ro1">
          <table:table-cell table:style-name="ce50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table:formula="of:=[Sifting.D21]" office:value-type="float" office:value="43">
            <text:p>43</text:p>
          </table:table-cell>
          <table:table-cell table:style-name="ce7" table:formula="of:=['Sifting (variables taken in original order)'.D21]" office:value-type="float" office:value="43">
            <text:p>43</text:p>
          </table:table-cell>
          <table:table-cell table:style-name="ce23" table:formula="of:=['Sifting (random variable order)'.D105]" office:value-type="float" office:value="43">
            <text:p>43,00</text:p>
          </table:table-cell>
          <table:table-cell table:style-name="ce7" table:formula="of:=['Window Permutation'.D21]" office:value-type="float" office:value="43">
            <text:p>43</text:p>
          </table:table-cell>
          <table:table-cell table:style-name="ce7" table:formula="of:=['Window Permutation'.D49]" office:value-type="float" office:value="43">
            <text:p>43</text:p>
          </table:table-cell>
          <table:table-cell table:style-name="ce7" table:formula="of:=['Window Permutation'.D77]" office:value-type="float" office:value="43">
            <text:p>43</text:p>
          </table:table-cell>
          <table:table-cell table:style-name="ce7" table:formula="of:=['Window Permutation'.D105]" office:value-type="float" office:value="43">
            <text:p>43</text:p>
          </table:table-cell>
          <table:table-cell table:style-name="ce23" table:formula="of:=[RandomSwapper.D105]" office:value-type="float" office:value="43">
            <text:p>43,00</text:p>
          </table:table-cell>
          <table:table-cell table:style-name="ce23" table:formula="of:=['Genetic Algorithm (pop=8, Ngen=100)'.D105]" office:value-type="float" office:value="51.6666666666667">
            <text:p>51,67</text:p>
          </table:table-cell>
          <table:table-cell table:style-name="ce53" table:formula="of:=['Memetic Algorithm (pop=20, Ngen=100)'.D105]" office:value-type="float" office:value="43">
            <text:p>43,00</text:p>
          </table:table-cell>
        </table:table-row>
        <table:table-row table:style-name="ro1">
          <table:table-cell table:style-name="ce50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table:formula="of:=[Sifting.D22]" office:value-type="float" office:value="47">
            <text:p>47</text:p>
          </table:table-cell>
          <table:table-cell table:style-name="ce7" table:formula="of:=['Sifting (variables taken in original order)'.D22]" office:value-type="float" office:value="46">
            <text:p>46</text:p>
          </table:table-cell>
          <table:table-cell table:style-name="ce23" table:formula="of:=['Sifting (random variable order)'.D106]" office:value-type="float" office:value="52.6666666666667">
            <text:p>52,67</text:p>
          </table:table-cell>
          <table:table-cell table:style-name="ce7" table:formula="of:=['Window Permutation'.D22]" office:value-type="float" office:value="1131">
            <text:p>1131</text:p>
          </table:table-cell>
          <table:table-cell table:style-name="ce7" table:formula="of:=['Window Permutation'.D50]" office:value-type="float" office:value="1095">
            <text:p>1095</text:p>
          </table:table-cell>
          <table:table-cell table:style-name="ce7" table:formula="of:=['Window Permutation'.D78]" office:value-type="float" office:value="1059">
            <text:p>1059</text:p>
          </table:table-cell>
          <table:table-cell table:style-name="ce7" table:formula="of:=['Window Permutation'.D106]" office:value-type="float" office:value="1021">
            <text:p>1021</text:p>
          </table:table-cell>
          <table:table-cell table:style-name="ce23" table:formula="of:=[RandomSwapper.D106]" office:value-type="float" office:value="1055.66666666667">
            <text:p>1055,67</text:p>
          </table:table-cell>
          <table:table-cell table:style-name="ce23" table:formula="of:=['Genetic Algorithm (pop=8, Ngen=100)'.D106]" office:value-type="float" office:value="1195">
            <text:p>1195,00</text:p>
          </table:table-cell>
          <table:table-cell table:style-name="ce53" table:formula="of:=['Memetic Algorithm (pop=20, Ngen=100)'.D106]" office:value-type="float" office:value="98.6666666666667">
            <text:p>98,67</text:p>
          </table:table-cell>
        </table:table-row>
        <table:table-row table:style-name="ro1">
          <table:table-cell table:style-name="ce50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table:formula="of:=[Sifting.D23]" office:value-type="float" office:value="47">
            <text:p>47</text:p>
          </table:table-cell>
          <table:table-cell table:style-name="ce7" table:formula="of:=['Sifting (variables taken in original order)'.D23]" office:value-type="float" office:value="44">
            <text:p>44</text:p>
          </table:table-cell>
          <table:table-cell table:style-name="ce23" table:formula="of:=['Sifting (random variable order)'.D107]" office:value-type="float" office:value="49">
            <text:p>49,00</text:p>
          </table:table-cell>
          <table:table-cell table:style-name="ce7" table:formula="of:=['Window Permutation'.D23]" office:value-type="float" office:value="147">
            <text:p>147</text:p>
          </table:table-cell>
          <table:table-cell table:style-name="ce7" table:formula="of:=['Window Permutation'.D51]" office:value-type="float" office:value="139">
            <text:p>139</text:p>
          </table:table-cell>
          <table:table-cell table:style-name="ce7" table:formula="of:=['Window Permutation'.D79]" office:value-type="float" office:value="123">
            <text:p>123</text:p>
          </table:table-cell>
          <table:table-cell table:style-name="ce7" table:formula="of:=['Window Permutation'.D107]" office:value-type="float" office:value="115">
            <text:p>115</text:p>
          </table:table-cell>
          <table:table-cell table:style-name="ce23" table:formula="of:=[RandomSwapper.D107]" office:value-type="float" office:value="132.666666666667">
            <text:p>132,67</text:p>
          </table:table-cell>
          <table:table-cell table:style-name="ce23" table:formula="of:=['Genetic Algorithm (pop=8, Ngen=100)'.D107]" office:value-type="float" office:value="99">
            <text:p>99,00</text:p>
          </table:table-cell>
          <table:table-cell table:style-name="ce53" table:formula="of:=['Memetic Algorithm (pop=20, Ngen=100)'.D107]" office:value-type="float" office:value="64.3333333333333">
            <text:p>64,33</text:p>
          </table:table-cell>
        </table:table-row>
        <table:table-row table:style-name="ro1">
          <table:table-cell table:style-name="ce50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table:formula="of:=[Sifting.D24]" office:value-type="float" office:value="42">
            <text:p>42</text:p>
          </table:table-cell>
          <table:table-cell table:style-name="ce7" table:formula="of:=['Sifting (variables taken in original order)'.D24]" office:value-type="float" office:value="42">
            <text:p>42</text:p>
          </table:table-cell>
          <table:table-cell table:style-name="ce23" table:formula="of:=['Sifting (random variable order)'.D108]" office:value-type="float" office:value="42">
            <text:p>42,00</text:p>
          </table:table-cell>
          <table:table-cell table:style-name="ce7" table:formula="of:=['Window Permutation'.D24]" office:value-type="float" office:value="42">
            <text:p>42</text:p>
          </table:table-cell>
          <table:table-cell table:style-name="ce7" table:formula="of:=['Window Permutation'.D52]" office:value-type="float" office:value="42">
            <text:p>42</text:p>
          </table:table-cell>
          <table:table-cell table:style-name="ce7" table:formula="of:=['Window Permutation'.D80]" office:value-type="float" office:value="42">
            <text:p>42</text:p>
          </table:table-cell>
          <table:table-cell table:style-name="ce7" table:formula="of:=['Window Permutation'.D108]" office:value-type="float" office:value="42">
            <text:p>42</text:p>
          </table:table-cell>
          <table:table-cell table:style-name="ce23" table:formula="of:=[RandomSwapper.D108]" office:value-type="float" office:value="43.6666666666667">
            <text:p>43,67</text:p>
          </table:table-cell>
          <table:table-cell table:style-name="ce23" table:formula="of:=['Genetic Algorithm (pop=8, Ngen=100)'.D108]" office:value-type="float" office:value="267">
            <text:p>267,00</text:p>
          </table:table-cell>
          <table:table-cell table:style-name="ce53" table:formula="of:=['Memetic Algorithm (pop=20, Ngen=100)'.D108]" office:value-type="float" office:value="123.333333333333">
            <text:p>123,33</text:p>
          </table:table-cell>
        </table:table-row>
        <table:table-row table:style-name="ro1">
          <table:table-cell table:style-name="ce50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table:formula="of:=[Sifting.D25]" office:value-type="float" office:value="53">
            <text:p>53</text:p>
          </table:table-cell>
          <table:table-cell table:style-name="ce7" table:formula="of:=['Sifting (variables taken in original order)'.D25]" office:value-type="float" office:value="40">
            <text:p>40</text:p>
          </table:table-cell>
          <table:table-cell table:style-name="ce23" table:formula="of:=['Sifting (random variable order)'.D109]" office:value-type="float" office:value="55.3333333333333">
            <text:p>55,33</text:p>
          </table:table-cell>
          <table:table-cell table:style-name="ce7" table:formula="of:=['Window Permutation'.D25]" office:value-type="float" office:value="1361">
            <text:p>1361</text:p>
          </table:table-cell>
          <table:table-cell table:style-name="ce7" table:formula="of:=['Window Permutation'.D53]" office:value-type="float" office:value="1313">
            <text:p>1313</text:p>
          </table:table-cell>
          <table:table-cell table:style-name="ce7" table:formula="of:=['Window Permutation'.D81]" office:value-type="float" office:value="1249">
            <text:p>1249</text:p>
          </table:table-cell>
          <table:table-cell table:style-name="ce7" table:formula="of:=['Window Permutation'.D109]" office:value-type="float" office:value="1169">
            <text:p>1169</text:p>
          </table:table-cell>
          <table:table-cell table:style-name="ce23" table:formula="of:=[RandomSwapper.D109]" office:value-type="float" office:value="945.666666666667">
            <text:p>945,67</text:p>
          </table:table-cell>
          <table:table-cell table:style-name="ce23" table:formula="of:=['Genetic Algorithm (pop=8, Ngen=100)'.D109]" office:value-type="float" office:value="166">
            <text:p>166,00</text:p>
          </table:table-cell>
          <table:table-cell table:style-name="ce53" table:formula="of:=['Memetic Algorithm (pop=20, Ngen=100)'.D109]" office:value-type="float" office:value="143.333333333333">
            <text:p>143,33</text:p>
          </table:table-cell>
        </table:table-row>
        <table:table-row table:style-name="ro1">
          <table:table-cell table:style-name="ce50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table:formula="of:=[Sifting.D26]" office:value-type="float" office:value="42">
            <text:p>42</text:p>
          </table:table-cell>
          <table:table-cell table:style-name="ce7" table:formula="of:=['Sifting (variables taken in original order)'.D26]" office:value-type="float" office:value="42">
            <text:p>42</text:p>
          </table:table-cell>
          <table:table-cell table:style-name="ce23" table:formula="of:=['Sifting (random variable order)'.D110]" office:value-type="float" office:value="42">
            <text:p>42,00</text:p>
          </table:table-cell>
          <table:table-cell table:style-name="ce7" table:formula="of:=['Window Permutation'.D26]" office:value-type="float" office:value="42">
            <text:p>42</text:p>
          </table:table-cell>
          <table:table-cell table:style-name="ce7" table:formula="of:=['Window Permutation'.D54]" office:value-type="float" office:value="42">
            <text:p>42</text:p>
          </table:table-cell>
          <table:table-cell table:style-name="ce7" table:formula="of:=['Window Permutation'.D82]" office:value-type="float" office:value="42">
            <text:p>42</text:p>
          </table:table-cell>
          <table:table-cell table:style-name="ce7" table:formula="of:=['Window Permutation'.D110]" office:value-type="float" office:value="42">
            <text:p>42</text:p>
          </table:table-cell>
          <table:table-cell table:style-name="ce23" table:formula="of:=[RandomSwapper.D110]" office:value-type="float" office:value="42">
            <text:p>42,00</text:p>
          </table:table-cell>
          <table:table-cell table:style-name="ce23" table:formula="of:=['Genetic Algorithm (pop=8, Ngen=100)'.D110]" office:value-type="float" office:value="42">
            <text:p>42,00</text:p>
          </table:table-cell>
          <table:table-cell table:style-name="ce53" table:formula="of:=['Memetic Algorithm (pop=20, Ngen=100)'.D110]" office:value-type="float" office:value="42">
            <text:p>42,00</text:p>
          </table:table-cell>
        </table:table-row>
        <table:table-row table:style-name="ro1">
          <table:table-cell table:style-name="ce50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27]" office:value-type="float" office:value="97">
            <text:p>97</text:p>
          </table:table-cell>
          <table:table-cell table:style-name="ce7" table:formula="of:=['Sifting (variables taken in original order)'.D27]" office:value-type="float" office:value="101">
            <text:p>101</text:p>
          </table:table-cell>
          <table:table-cell table:style-name="ce23" table:formula="of:=['Sifting (random variable order)'.D111]" office:value-type="float" office:value="206.333333333333">
            <text:p>206,33</text:p>
          </table:table-cell>
          <table:table-cell table:style-name="ce7" table:formula="of:=['Window Permutation'.D27]" office:value-type="float" office:value="40957">
            <text:p>40957</text:p>
          </table:table-cell>
          <table:table-cell table:style-name="ce7" table:formula="of:=['Window Permutation'.D55]" office:value-type="float" office:value="32765">
            <text:p>32765</text:p>
          </table:table-cell>
          <table:table-cell table:style-name="ce7" table:formula="of:=['Window Permutation'.D83]" office:value-type="float" office:value="26621">
            <text:p>26621</text:p>
          </table:table-cell>
          <table:table-cell table:style-name="ce7" table:formula="of:=['Window Permutation'.D111]" office:value-type="float" office:value="19453">
            <text:p>19453</text:p>
          </table:table-cell>
          <table:table-cell table:style-name="ce23" table:formula="of:=[RandomSwapper.D111]" office:value-type="float" office:value="33782.3333333333">
            <text:p>33782,33</text:p>
          </table:table-cell>
          <table:table-cell table:style-name="ce23" table:formula="of:=['Genetic Algorithm (pop=8, Ngen=100)'.D111]" office:value-type="float" office:value="4742.33333333333">
            <text:p>4742,33</text:p>
          </table:table-cell>
          <table:table-cell table:style-name="ce53" table:formula="of:=['Memetic Algorithm (pop=20, Ngen=100)'.D111]" office:value-type="float" office:value="40957">
            <text:p>40957,00</text:p>
          </table:table-cell>
        </table:table-row>
        <table:table-row table:style-name="ro1">
          <table:table-cell table:style-name="ce51" office:value-type="string">
            <text:p>Avg</text:p>
          </table:table-cell>
          <table:table-cell table:style-name="ce8" table:formula="of:=SUM([.B3:.B27])/25" office:value-type="float" office:value="27.44">
            <text:p>27,44</text:p>
          </table:table-cell>
          <table:table-cell table:style-name="ce8" table:formula="of:=SUM([.C3:.C27])/25" office:value-type="float" office:value="6382.72">
            <text:p>6382,72</text:p>
          </table:table-cell>
          <table:table-cell table:style-name="ce8" table:formula="of:=SUM([.D3:.D27])/25" office:value-type="float" office:value="428.88">
            <text:p>428,88</text:p>
          </table:table-cell>
          <table:table-cell table:style-name="ce8" table:formula="of:=SUM([.E3:.E27])/25" office:value-type="float" office:value="321.16">
            <text:p>321,16</text:p>
          </table:table-cell>
          <table:table-cell table:style-name="ce24" table:formula="of:=SUM([.F3:.F27])/25" office:value-type="float" office:value="393.32">
            <text:p>393,32</text:p>
          </table:table-cell>
          <table:table-cell table:style-name="ce8" table:formula="of:=SUM([.G3:.G27])/25" office:value-type="float" office:value="6354.68">
            <text:p>6354,68</text:p>
          </table:table-cell>
          <table:table-cell table:style-name="ce8" table:formula="of:=SUM([.H3:.H27])/25" office:value-type="float" office:value="5345.76">
            <text:p>5345,76</text:p>
          </table:table-cell>
          <table:table-cell table:style-name="ce8" table:formula="of:=SUM([.I3:.I27])/25" office:value-type="float" office:value="4564">
            <text:p>4564</text:p>
          </table:table-cell>
          <table:table-cell table:style-name="ce8" table:formula="of:=SUM([.J3:.J27])/25" office:value-type="float" office:value="3657.32">
            <text:p>3657,32</text:p>
          </table:table-cell>
          <table:table-cell table:style-name="ce24" table:formula="of:=SUM([.K3:.K27])/25" office:value-type="float" office:value="5477.05333333333">
            <text:p>5477,05</text:p>
          </table:table-cell>
          <table:table-cell table:style-name="ce24" table:formula="of:=SUM([.L3:.L27])/25" office:value-type="float" office:value="3378.09333333333">
            <text:p>3378,09</text:p>
          </table:table-cell>
          <table:table-cell table:style-name="ce54" table:formula="of:=SUM([.M3:.M27])/25" office:value-type="float" office:value="6260.4">
            <text:p>6260,40</text:p>
          </table:table-cell>
        </table:table-row>
        <table:table-row table:style-name="ro2" table:number-rows-repeated="104854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1-05T20:49:34</dc:date>
    <dc:creator>diegoj </dc:creator>
    <meta:editing-duration>PT22H15M47S</meta:editing-duration>
    <meta:editing-cycles>84</meta:editing-cycles>
    <meta:generator>LibreOffice/3.5$Linux_X86_64 LibreOffice_project/350m1$Build-2</meta:generator>
    <meta:document-statistic meta:table-count="8" meta:cell-count="37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2">
      <style:graphic-properties draw:stroke="none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574cm" svg:y="19.258cm" style:legend-expansion="high" chart:style-name="ch2"/>
        <chart:plot-area chart:style-name="ch3" table:cell-range-address="Comparison.A2:Comparison.A27 Comparison.C2:Comparison.M27" chart:data-source-has-labels="both" svg:x="0.976cm" svg:y="0.566cm" svg:width="20.636cm" svg:height="43.231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 K=2</text:p>
                <draw:g>
                  <svg:desc>Comparison.G2:Comparison.G2</svg:desc>
                </draw:g>
              </table:table-cell>
              <table:table-cell office:value-type="string">
                <text:p>WP K=3</text:p>
                <draw:g>
                  <svg:desc>Comparison.H2:Comparison.H2</svg:desc>
                </draw:g>
              </table:table-cell>
              <table:table-cell office:value-type="string">
                <text:p>WP K=4</text:p>
                <draw:g>
                  <svg:desc>Comparison.I2:Comparison.I2</svg:desc>
                </draw:g>
              </table:table-cell>
              <table:table-cell office:value-type="string">
                <text:p>WP 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63">
                <text:p>1063</text:p>
                <draw:g>
                  <svg:desc>Comparison.K3:Comparison.K27</svg:desc>
                </draw:g>
              </table:table-cell>
              <table:table-cell office:value-type="float" office:value="992.666666666667">
                <text:p>992.666666666667</text:p>
                <draw:g>
                  <svg:desc>Comparison.L3:Comparison.L27</svg:desc>
                </draw:g>
              </table:table-cell>
              <table:table-cell office:value-type="float" office:value="757">
                <text:p>757</text:p>
                <draw:g>
                  <svg:desc>Comparison.M3:Comparison.M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34">
                <text:p>34</text:p>
              </table:table-cell>
              <table:table-cell office:value-type="float" office:value="59.6666666666667">
                <text:p>59.6666666666667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54.3333333333">
                <text:p>31154.3333333333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38.6666666666667">
                <text:p>38.6666666666667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9.3333333333333">
                <text:p>39.3333333333333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4.333333333333">
                <text:p>104.333333333333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3430.33333333333">
                <text:p>3430.33333333333</text:p>
              </table:table-cell>
              <table:table-cell office:value-type="float" office:value="40957">
                <text:p>40957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36">
                <text:p>1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55.66666666667">
                <text:p>1055.66666666667</text:p>
              </table:table-cell>
              <table:table-cell office:value-type="float" office:value="1195">
                <text:p>1195</text:p>
              </table:table-cell>
              <table:table-cell office:value-type="float" office:value="98.6666666666667">
                <text:p>98.6666666666667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99">
                <text:p>99</text:p>
              </table:table-cell>
              <table:table-cell office:value-type="float" office:value="64.3333333333333">
                <text:p>64.3333333333333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267">
                <text:p>267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66">
                <text:p>166</text:p>
              </table:table-cell>
              <table:table-cell office:value-type="float" office:value="143.333333333333">
                <text:p>143.333333333333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742.33333333333">
                <text:p>4742.33333333333</text:p>
              </table:table-cell>
              <table:table-cell office:value-type="float" office:value="40957">
                <text:p>40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1.711cm" style:legend-expansion="high" chart:style-name="ch2"/>
        <chart:plot-area chart:style-name="ch3" table:cell-range-address="Comparison.A2:Comparison.A2 Comparison.A28:Comparison.A28 Comparison.C2:Comparison.M2 Comparison.C28:Comparison.M28" chart:data-source-has-labels="both" svg:x="0.77cm" svg:y="0.855cm" svg:width="11.718cm" svg:height="7.545cm">
          <chartooo:coordinate-region svg:x="1.762cm" svg:y="1.054cm" svg:width="10.726cm" svg:height="6.699cm"/>
          <chart:axis chart:dimension="x" chart:name="primary-x" chart:style-name="ch4" chartooo:axis-type="auto">
            <chartooo:date-scale/>
            <chart:categories table:cell-range-address="Comparison.A28:Comparison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28:Comparison.C28" chart:label-cell-address="Comparison.C2:Comparison.C2" chart:class="chart:bar">
            <chart:data-point/>
          </chart:series>
          <chart:series chart:style-name="ch8" chart:values-cell-range-address="Comparison.D28:Comparison.D28" chart:label-cell-address="Comparison.D2:Comparison.D2" chart:class="chart:bar">
            <chart:data-point/>
          </chart:series>
          <chart:series chart:style-name="ch9" chart:values-cell-range-address="Comparison.E28:Comparison.E28" chart:label-cell-address="Comparison.E2:Comparison.E2" chart:class="chart:bar">
            <chart:data-point/>
          </chart:series>
          <chart:series chart:style-name="ch10" chart:values-cell-range-address="Comparison.F28:Comparison.F28" chart:label-cell-address="Comparison.F2:Comparison.F2" chart:class="chart:bar">
            <chart:data-point/>
          </chart:series>
          <chart:series chart:style-name="ch11" chart:values-cell-range-address="Comparison.G28:Comparison.G28" chart:label-cell-address="Comparison.G2:Comparison.G2" chart:class="chart:bar">
            <chart:data-point/>
          </chart:series>
          <chart:series chart:style-name="ch12" chart:values-cell-range-address="Comparison.H28:Comparison.H28" chart:label-cell-address="Comparison.H2:Comparison.H2" chart:class="chart:bar">
            <chart:data-point/>
          </chart:series>
          <chart:series chart:style-name="ch13" chart:values-cell-range-address="Comparison.I28:Comparison.I28" chart:label-cell-address="Comparison.I2:Comparison.I2" chart:class="chart:bar">
            <chart:data-point/>
          </chart:series>
          <chart:series chart:style-name="ch14" chart:values-cell-range-address="Comparison.J28:Comparison.J28" chart:label-cell-address="Comparison.J2:Comparison.J2" chart:class="chart:bar">
            <chart:data-point/>
          </chart:series>
          <chart:series chart:style-name="ch15" chart:values-cell-range-address="Comparison.K28:Comparison.K28" chart:label-cell-address="Comparison.K2:Comparison.K2" chart:class="chart:bar">
            <chart:data-point/>
          </chart:series>
          <chart:series chart:style-name="ch16" chart:values-cell-range-address="Comparison.L28:Comparison.L28" chart:label-cell-address="Comparison.L2:Comparison.L2" chart:class="chart:bar">
            <chart:data-point/>
          </chart:series>
          <chart:series chart:style-name="ch17" chart:values-cell-range-address="Comparison.M28:Comparison.M28" chart:label-cell-address="Comparison.M2:Comparison.M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 K=2</text:p>
                <draw:g>
                  <svg:desc>Comparison.G2:Comparison.G2</svg:desc>
                </draw:g>
              </table:table-cell>
              <table:table-cell office:value-type="string">
                <text:p>WP K=3</text:p>
                <draw:g>
                  <svg:desc>Comparison.H2:Comparison.H2</svg:desc>
                </draw:g>
              </table:table-cell>
              <table:table-cell office:value-type="string">
                <text:p>WP K=4</text:p>
                <draw:g>
                  <svg:desc>Comparison.I2:Comparison.I2</svg:desc>
                </draw:g>
              </table:table-cell>
              <table:table-cell office:value-type="string">
                <text:p>WP 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omparison.A28:Comparison.A28</svg:desc>
                </draw:g>
              </table:table-cell>
              <table:table-cell office:value-type="float" office:value="6382.72">
                <text:p>6382.72</text:p>
                <draw:g>
                  <svg:desc>Comparison.C28:Comparison.C28</svg:desc>
                </draw:g>
              </table:table-cell>
              <table:table-cell office:value-type="float" office:value="428.88">
                <text:p>428.88</text:p>
                <draw:g>
                  <svg:desc>Comparison.D28:Comparison.D28</svg:desc>
                </draw:g>
              </table:table-cell>
              <table:table-cell office:value-type="float" office:value="321.16">
                <text:p>321.16</text:p>
                <draw:g>
                  <svg:desc>Comparison.E28:Comparison.E28</svg:desc>
                </draw:g>
              </table:table-cell>
              <table:table-cell office:value-type="float" office:value="393.32">
                <text:p>393.32</text:p>
                <draw:g>
                  <svg:desc>Comparison.F28:Comparison.F28</svg:desc>
                </draw:g>
              </table:table-cell>
              <table:table-cell office:value-type="float" office:value="6354.68">
                <text:p>6354.68</text:p>
                <draw:g>
                  <svg:desc>Comparison.G28:Comparison.G28</svg:desc>
                </draw:g>
              </table:table-cell>
              <table:table-cell office:value-type="float" office:value="5345.76">
                <text:p>5345.76</text:p>
                <draw:g>
                  <svg:desc>Comparison.H28:Comparison.H28</svg:desc>
                </draw:g>
              </table:table-cell>
              <table:table-cell office:value-type="float" office:value="4564">
                <text:p>4564</text:p>
                <draw:g>
                  <svg:desc>Comparison.I28:Comparison.I28</svg:desc>
                </draw:g>
              </table:table-cell>
              <table:table-cell office:value-type="float" office:value="3657.32">
                <text:p>3657.32</text:p>
                <draw:g>
                  <svg:desc>Comparison.J28:Comparison.J28</svg:desc>
                </draw:g>
              </table:table-cell>
              <table:table-cell office:value-type="float" office:value="5477.05333333333">
                <text:p>5477.05333333333</text:p>
                <draw:g>
                  <svg:desc>Comparison.K28:Comparison.K28</svg:desc>
                </draw:g>
              </table:table-cell>
              <table:table-cell office:value-type="float" office:value="3378.09333333333">
                <text:p>3378.09333333333</text:p>
                <draw:g>
                  <svg:desc>Comparison.L28:Comparison.L28</svg:desc>
                </draw:g>
              </table:table-cell>
              <table:table-cell office:value-type="float" office:value="6260.4">
                <text:p>6260.4</text:p>
                <draw:g>
                  <svg:desc>Comparison.M28:Comparison.M2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